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Lucidasans1" svg:font-family="Lucidasans"/>
    <style:font-face style:name="StarSymbol" svg:font-family="StarSymbol"/>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2181in" style:rel-column-width="11523*"/>
    </style:style>
    <style:style style:name="Table1.B" style:family="table-column">
      <style:table-column-properties style:column-width="4.2403in" style:rel-column-width="40115*"/>
    </style:style>
    <style:style style:name="Table1.C" style:family="table-column">
      <style:table-column-properties style:column-width="1.4688in" style:rel-column-width="13897*"/>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Courier" fo:font-size="11pt" style:font-size-asian="11pt" style:font-size-complex="11pt"/>
    </style:style>
    <style:style style:name="P2" style:family="paragraph" style:parent-style-name="Text_20_body">
      <style:paragraph-properties fo:text-align="justify" style:justify-single-word="false"/>
      <style:text-properties style:font-name="Courier" fo:font-size="11pt" style:font-size-asian="11pt" style:font-size-complex="11pt"/>
    </style:style>
    <style:style style:name="P3" style:family="paragraph" style:parent-style-name="Standard">
      <style:text-properties style:font-name="Courier" fo:font-size="11pt" style:font-size-asian="11pt" style:font-size-complex="11pt"/>
    </style:style>
    <style:style style:name="P4" style:family="paragraph" style:parent-style-name="Text_20_body" style:list-style-name="L1"/>
    <style:style style:name="P5" style:family="paragraph" style:parent-style-name="Text_20_body" style:list-style-name="L23">
      <style:text-properties style:font-name="Courier" fo:font-size="11pt" style:font-size-asian="11pt" style:font-size-complex="11pt"/>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list-style-name="L19"/>
    <style:style style:name="P22" style:family="paragraph" style:parent-style-name="Text_20_body" style:list-style-name="L20"/>
    <style:style style:name="P23" style:family="paragraph" style:parent-style-name="Text_20_body" style:list-style-name="L22"/>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31"/>
    <style:style style:name="P32" style:family="paragraph" style:parent-style-name="Text_20_body" style:list-style-name="L32"/>
    <style:style style:name="P33" style:family="paragraph" style:parent-style-name="Text_20_body" style:list-style-name="L33"/>
    <style:style style:name="P34" style:family="paragraph" style:parent-style-name="Text_20_body" style:list-style-name="L34"/>
    <style:style style:name="P35" style:family="paragraph" style:parent-style-name="Text_20_body" style:list-style-name="L35"/>
    <style:style style:name="P36" style:family="paragraph" style:parent-style-name="Text_20_body">
      <style:paragraph-properties fo:text-align="justify" style:justify-single-word="false"/>
    </style:style>
    <style:style style:name="P37" style:family="paragraph" style:parent-style-name="Text_20_body">
      <style:paragraph-properties fo:text-align="justify" style:justify-single-word="false"/>
      <style:text-properties officeooo:rsid="0044f17e" officeooo:paragraph-rsid="0044f17e"/>
    </style:style>
    <style:style style:name="P38" style:family="paragraph" style:parent-style-name="Text_20_body" style:list-style-name="L36">
      <style:text-properties officeooo:rsid="00489f61" officeooo:paragraph-rsid="00489f61"/>
    </style:style>
    <style:style style:name="P39" style:family="paragraph" style:parent-style-name="Text_20_body">
      <style:text-properties officeooo:rsid="00489f61" officeooo:paragraph-rsid="00489f61"/>
    </style:style>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paragraph-properties fo:text-align="center" style:justify-single-word="false"/>
      <style:text-properties fo:font-weight="bold" style:font-weight-asian="bold" style:font-weight-complex="bold"/>
    </style:style>
    <style:style style:name="P43" style:family="paragraph" style:parent-style-name="Text_20_body" style:list-style-name="L21"/>
    <style:style style:name="P44" style:family="paragraph" style:parent-style-name="Footer">
      <style:paragraph-properties fo:padding="0.0291in" fo:border-left="none" fo:border-right="none" fo:border-top="none" fo:border-bottom="0.06pt solid #000000" style:join-border="false"/>
      <style:text-properties style:font-name="Courier New" fo:font-size="11pt" fo:font-style="normal" style:text-underline-style="none" fo:font-weight="normal" style:font-size-asian="11pt" style:font-style-asian="normal" style:font-weight-asian="normal" style:font-size-complex="11pt" style:font-style-complex="normal" style:font-weight-complex="normal"/>
    </style:style>
    <style:style style:name="P45" style:family="paragraph" style:parent-style-name="Heading_20_1">
      <style:paragraph-properties fo:break-before="page"/>
    </style:style>
    <style:style style:name="P46" style:family="paragraph" style:parent-style-name="Heading_20_2">
      <style:text-properties style:text-underline-style="none"/>
    </style:style>
    <style:style style:name="P47" style:family="paragraph" style:parent-style-name="Heading_20_2">
      <style:text-properties officeooo:rsid="0044765e" officeooo:paragraph-rsid="0044765e"/>
    </style:style>
    <style:style style:name="P48" style:family="paragraph" style:parent-style-name="Contents_20_1">
      <style:paragraph-properties>
        <style:tab-stops>
          <style:tab-stop style:position="6.9252in" style:type="right" style:leader-style="dotted" style:leader-text="."/>
        </style:tab-stops>
      </style:paragraph-properties>
    </style:style>
    <style:style style:name="P49"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tyle="normal" style:text-underline-style="solid" style:text-underline-width="auto" style:text-underline-color="font-color" style:font-style-asian="normal" style:font-style-complex="normal"/>
    </style:style>
    <style:style style:name="T4" style:family="text">
      <style:text-properties officeooo:rsid="000d1c91"/>
    </style:style>
    <style:style style:name="T5" style:family="text">
      <style:text-properties officeooo:rsid="000d8a25"/>
    </style:style>
    <style:style style:name="T6" style:family="text">
      <style:text-properties officeooo:rsid="000fbd13"/>
    </style:style>
    <style:style style:name="T7" style:family="text">
      <style:text-properties officeooo:rsid="0014c065"/>
    </style:style>
    <style:style style:name="T8" style:family="text">
      <style:text-properties officeooo:rsid="0016babe"/>
    </style:style>
    <style:style style:name="T9" style:family="text">
      <style:text-properties officeooo:rsid="001e098b"/>
    </style:style>
    <style:style style:name="T10" style:family="text">
      <style:text-properties officeooo:rsid="001ef447"/>
    </style:style>
    <style:style style:name="T11" style:family="text">
      <style:text-properties officeooo:rsid="001ef7e7"/>
    </style:style>
    <style:style style:name="T12" style:family="text">
      <style:text-properties officeooo:rsid="0020406c"/>
    </style:style>
    <style:style style:name="T13" style:family="text">
      <style:text-properties officeooo:rsid="00213ebb"/>
    </style:style>
    <style:style style:name="T14" style:family="text">
      <style:text-properties officeooo:rsid="0022a49b"/>
    </style:style>
    <style:style style:name="T15" style:family="text">
      <style:text-properties officeooo:rsid="00248885"/>
    </style:style>
    <style:style style:name="T16" style:family="text">
      <style:text-properties officeooo:rsid="002c5619"/>
    </style:style>
    <style:style style:name="T17" style:family="text">
      <style:text-properties officeooo:rsid="0035a592"/>
    </style:style>
    <style:style style:name="T18" style:family="text">
      <style:text-properties officeooo:rsid="00371ab0"/>
    </style:style>
    <style:style style:name="T19" style:family="text">
      <style:text-properties officeooo:rsid="0046b0b4"/>
    </style:style>
    <style:style style:name="T20" style:family="text">
      <style:text-properties officeooo:rsid="00477ec4"/>
    </style:style>
    <style:style style:name="T21" style:family="text">
      <style:text-properties officeooo:rsid="00494f8f"/>
    </style:style>
    <style:style style:name="T22" style:family="text">
      <style:text-properties officeooo:rsid="004d5ebc"/>
    </style:style>
    <style:style style:name="T23" style:family="text">
      <style:text-properties officeooo:rsid="00514d08"/>
    </style:style>
    <style:style style:name="T24" style:family="text">
      <style:text-properties officeooo:rsid="0052d2c3"/>
    </style:style>
    <style:style style:name="T25" style:family="text">
      <style:text-properties officeooo:rsid="0058274c"/>
    </style:style>
    <style:style style:name="T26" style:family="text">
      <style:text-properties officeooo:rsid="005f66f9"/>
    </style:style>
    <style:style style:name="T27" style:family="text">
      <style:text-properties officeooo:rsid="00644206"/>
    </style:style>
    <style:style style:name="T28" style:family="text">
      <style:text-properties officeooo:rsid="006442ec"/>
    </style:style>
    <style:style style:name="T29" style:family="text">
      <style:text-properties officeooo:rsid="00686c44"/>
    </style:style>
    <style:style style:name="T30" style:family="text">
      <style:text-properties officeooo:rsid="006e0259"/>
    </style:style>
    <style:style style:name="T31" style:family="text">
      <style:text-properties officeooo:rsid="0071a809"/>
    </style:style>
    <style:style style:name="T32" style:family="text">
      <style:text-properties officeooo:rsid="007226c9"/>
    </style:style>
    <style:style style:name="Sect1" style:family="section">
      <style:section-properties style:editable="false">
        <style:columns fo:column-count="1" fo:column-gap="0in"/>
      </style:section-properties>
    </style:style>
    <text:list-style style:name="L1">
      <text:list-level-style-number text:level="1" style:num-suffix=")" style:num-format="a">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a">
        <style:list-level-properties text:space-before="0.5in" text:min-label-width="0.25in"/>
      </text:list-level-style-number>
      <text:list-level-style-number text:level="4" style:num-suffix=")" style:num-format="a">
        <style:list-level-properties text:space-before="0.75in" text:min-label-width="0.25in"/>
      </text:list-level-style-number>
      <text:list-level-style-number text:level="5" style:num-suffix=")" style:num-format="a">
        <style:list-level-properties text:space-before="1in" text:min-label-width="0.25in"/>
      </text:list-level-style-number>
      <text:list-level-style-number text:level="6" style:num-suffix=")" style:num-format="a">
        <style:list-level-properties text:space-before="1.25in" text:min-label-width="0.25in"/>
      </text:list-level-style-number>
      <text:list-level-style-number text:level="7" style:num-suffix=")" style:num-format="a">
        <style:list-level-properties text:space-before="1.5in" text:min-label-width="0.25in"/>
      </text:list-level-style-number>
      <text:list-level-style-number text:level="8" style:num-suffix=")" style:num-format="a">
        <style:list-level-properties text:space-before="1.75in" text:min-label-width="0.25in"/>
      </text:list-level-style-number>
      <text:list-level-style-number text:level="9" style:num-suffix=")" style:num-format="a">
        <style:list-level-properties text:space-before="2in" text:min-label-width="0.25in"/>
      </text:list-level-style-number>
      <text:list-level-style-number text:level="10" style:num-suffix=")" style:num-format="a">
        <style:list-level-properties text:space-before="2.25in" text:min-label-width="0.25in"/>
      </text:list-level-style-number>
    </text:list-style>
    <text:list-style style:name="L2">
      <text:list-level-style-number text:level="1" style:num-suffix=")" style:num-format="a">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a">
        <style:list-level-properties text:space-before="0.5in" text:min-label-width="0.25in"/>
      </text:list-level-style-number>
      <text:list-level-style-number text:level="4" style:num-suffix=")" style:num-format="a">
        <style:list-level-properties text:space-before="0.75in" text:min-label-width="0.25in"/>
      </text:list-level-style-number>
      <text:list-level-style-number text:level="5" style:num-suffix=")" style:num-format="a">
        <style:list-level-properties text:space-before="1in" text:min-label-width="0.25in"/>
      </text:list-level-style-number>
      <text:list-level-style-number text:level="6" style:num-suffix=")" style:num-format="a">
        <style:list-level-properties text:space-before="1.25in" text:min-label-width="0.25in"/>
      </text:list-level-style-number>
      <text:list-level-style-number text:level="7" style:num-suffix=")" style:num-format="a">
        <style:list-level-properties text:space-before="1.5in" text:min-label-width="0.25in"/>
      </text:list-level-style-number>
      <text:list-level-style-number text:level="8" style:num-suffix=")" style:num-format="a">
        <style:list-level-properties text:space-before="1.75in" text:min-label-width="0.25in"/>
      </text:list-level-style-number>
      <text:list-level-style-number text:level="9" style:num-suffix=")" style:num-format="a">
        <style:list-level-properties text:space-before="2in" text:min-label-width="0.25in"/>
      </text:list-level-style-number>
      <text:list-level-style-number text:level="10" style:num-suffix=")" style:num-format="a">
        <style:list-level-properties text:space-before="2.25in" text:min-label-width="0.25in"/>
      </text:list-level-style-number>
    </text:list-style>
    <text:list-style style:name="L3">
      <text:list-level-style-number text:level="1" style:num-suffix=")" style:num-format="a">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a">
        <style:list-level-properties text:space-before="0.5in" text:min-label-width="0.25in"/>
      </text:list-level-style-number>
      <text:list-level-style-number text:level="4" style:num-suffix=")" style:num-format="a">
        <style:list-level-properties text:space-before="0.75in" text:min-label-width="0.25in"/>
      </text:list-level-style-number>
      <text:list-level-style-number text:level="5" style:num-suffix=")" style:num-format="a">
        <style:list-level-properties text:space-before="1in" text:min-label-width="0.25in"/>
      </text:list-level-style-number>
      <text:list-level-style-number text:level="6" style:num-suffix=")" style:num-format="a">
        <style:list-level-properties text:space-before="1.25in" text:min-label-width="0.25in"/>
      </text:list-level-style-number>
      <text:list-level-style-number text:level="7" style:num-suffix=")" style:num-format="a">
        <style:list-level-properties text:space-before="1.5in" text:min-label-width="0.25in"/>
      </text:list-level-style-number>
      <text:list-level-style-number text:level="8" style:num-suffix=")" style:num-format="a">
        <style:list-level-properties text:space-before="1.75in" text:min-label-width="0.25in"/>
      </text:list-level-style-number>
      <text:list-level-style-number text:level="9" style:num-suffix=")" style:num-format="a">
        <style:list-level-properties text:space-before="2in" text:min-label-width="0.25in"/>
      </text:list-level-style-number>
      <text:list-level-style-number text:level="10" style:num-suffix=")" style:num-format="a">
        <style:list-level-properties text:space-before="2.25in" text:min-label-width="0.25in"/>
      </text:list-level-style-number>
    </text:list-style>
    <text:list-style style:name="L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5">
      <text:list-level-style-number text:level="1" style:num-suffix=")" style:num-format="a">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a">
        <style:list-level-properties text:space-before="0.5in" text:min-label-width="0.25in"/>
      </text:list-level-style-number>
      <text:list-level-style-number text:level="4" style:num-suffix=")" style:num-format="a">
        <style:list-level-properties text:space-before="0.75in" text:min-label-width="0.25in"/>
      </text:list-level-style-number>
      <text:list-level-style-number text:level="5" style:num-suffix=")" style:num-format="a">
        <style:list-level-properties text:space-before="1in" text:min-label-width="0.25in"/>
      </text:list-level-style-number>
      <text:list-level-style-number text:level="6" style:num-suffix=")" style:num-format="a">
        <style:list-level-properties text:space-before="1.25in" text:min-label-width="0.25in"/>
      </text:list-level-style-number>
      <text:list-level-style-number text:level="7" style:num-suffix=")" style:num-format="a">
        <style:list-level-properties text:space-before="1.5in" text:min-label-width="0.25in"/>
      </text:list-level-style-number>
      <text:list-level-style-number text:level="8" style:num-suffix=")" style:num-format="a">
        <style:list-level-properties text:space-before="1.75in" text:min-label-width="0.25in"/>
      </text:list-level-style-number>
      <text:list-level-style-number text:level="9" style:num-suffix=")" style:num-format="a">
        <style:list-level-properties text:space-before="2in" text:min-label-width="0.25in"/>
      </text:list-level-style-number>
      <text:list-level-style-number text:level="10" style:num-suffix=")" style:num-format="a">
        <style:list-level-properties text:space-before="2.25in" text:min-label-width="0.25in"/>
      </text:list-level-style-number>
    </text:list-style>
    <text:list-style style:name="L6">
      <text:list-level-style-bullet text:level="1" text:style-name="Bullet_20_Symbols" text:bullet-char="•">
        <style:list-level-properties text:min-label-width="0.25in"/>
        <style:text-properties style:font-name="StarSymbol1"/>
      </text:list-level-style-bullet>
      <text:list-level-style-bullet text:level="2" text:style-name="Bullet_20_Symbols" text:bullet-char="•">
        <style:list-level-properties text:space-before="0.25in" text:min-label-width="0.25in"/>
        <style:text-properties style:font-name="StarSymbol1"/>
      </text:list-level-style-bullet>
      <text:list-level-style-bullet text:level="3" text:style-name="Bullet_20_Symbols" text:bullet-char="•">
        <style:list-level-properties text:space-before="0.5in" text:min-label-width="0.25in"/>
        <style:text-properties style:font-name="StarSymbol1"/>
      </text:list-level-style-bullet>
      <text:list-level-style-bullet text:level="4" text:style-name="Bullet_20_Symbols" text:bullet-char="•">
        <style:list-level-properties text:space-before="0.75in" text:min-label-width="0.25in"/>
        <style:text-properties style:font-name="StarSymbol1"/>
      </text:list-level-style-bullet>
      <text:list-level-style-bullet text:level="5" text:style-name="Bullet_20_Symbols" text:bullet-char="•">
        <style:list-level-properties text:space-before="1in" text:min-label-width="0.25in"/>
        <style:text-properties style:font-name="StarSymbol1"/>
      </text:list-level-style-bullet>
      <text:list-level-style-bullet text:level="6" text:style-name="Bullet_20_Symbols" text:bullet-char="•">
        <style:list-level-properties text:space-before="1.25in" text:min-label-width="0.25in"/>
        <style:text-properties style:font-name="StarSymbol1"/>
      </text:list-level-style-bullet>
      <text:list-level-style-bullet text:level="7" text:style-name="Bullet_20_Symbols" text:bullet-char="•">
        <style:list-level-properties text:space-before="1.5in" text:min-label-width="0.25in"/>
        <style:text-properties style:font-name="StarSymbol1"/>
      </text:list-level-style-bullet>
      <text:list-level-style-bullet text:level="8" text:style-name="Bullet_20_Symbols" text:bullet-char="•">
        <style:list-level-properties text:space-before="1.75in" text:min-label-width="0.25in"/>
        <style:text-properties style:font-name="StarSymbol1"/>
      </text:list-level-style-bullet>
      <text:list-level-style-bullet text:level="9" text:style-name="Bullet_20_Symbols" text:bullet-char="•">
        <style:list-level-properties text:space-before="2in" text:min-label-width="0.25in"/>
        <style:text-properties style:font-name="StarSymbol1"/>
      </text:list-level-style-bullet>
      <text:list-level-style-bullet text:level="10" text:style-name="Bullet_20_Symbols" text:bullet-char="•">
        <style:list-level-properties text:space-before="2.25in" text:min-label-width="0.25in"/>
        <style:text-properties style:font-name="StarSymbol1"/>
      </text:list-level-style-bullet>
    </text:list-style>
    <text:list-style style:name="L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8">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9">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0">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3">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6">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7">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8">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9">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3">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6">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7">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8">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9">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30">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3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3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33">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3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3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table-of-content text:style-name="Sect1" text:protected="true" text:name="Table of Contents1">
        <text:table-of-content-source text:outline-level="10">
          <text:index-title-template text:style-name="Contents_20_Heading">Python Dasar</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Python Dasar</text:p>
          </text:index-title>
          <text:p text:style-name="P48"><text:a xlink:type="simple" xlink:href="#__RefHeading__2325_334226824" text:style-name="Internet_20_link" text:visited-style-name="Internet_20_link">1. Penulisan source code</text:a><text:tab/>2</text:p>
          <text:p text:style-name="P48"><text:a xlink:type="simple" xlink:href="#__RefHeading__2327_334226824" text:style-name="Internet_20_link" text:visited-style-name="Internet_20_link">2. Sekilas tentang Python</text:a><text:tab/>3</text:p>
          <text:p text:style-name="P48"><text:a xlink:type="simple" xlink:href="#__RefHeading__2329_334226824" text:style-name="Internet_20_link" text:visited-style-name="Internet_20_link">3. Interpreter Python (interaktif)</text:a><text:tab/>4</text:p>
          <text:p text:style-name="P48"><text:a xlink:type="simple" xlink:href="#__RefHeading__2331_334226824" text:style-name="Internet_20_link" text:visited-style-name="Internet_20_link">4. Script Python</text:a><text:tab/>5</text:p>
          <text:p text:style-name="P48"><text:a xlink:type="simple" xlink:href="#__RefHeading__2333_334226824" text:style-name="Internet_20_link" text:visited-style-name="Internet_20_link">5. Tipe Builtin dan operator</text:a><text:tab/>6</text:p>
          <text:p text:style-name="P49"><text:a xlink:type="simple" xlink:href="#__RefHeading__3134_133451410" text:style-name="Internet_20_link" text:visited-style-name="Internet_20_link">Collections</text:a><text:tab/>9</text:p>
          <text:p text:style-name="P49"><text:a xlink:type="simple" xlink:href="#__RefHeading__2335_334226824" text:style-name="Internet_20_link" text:visited-style-name="Internet_20_link">Operator</text:a><text:tab/>9</text:p>
          <text:p text:style-name="P48"><text:a xlink:type="simple" xlink:href="#__RefHeading__2337_334226824" text:style-name="Internet_20_link" text:visited-style-name="Internet_20_link">6. Seleksi/Kondisi</text:a><text:tab/>12</text:p>
          <text:p text:style-name="P49"><text:a xlink:type="simple" xlink:href="#__RefHeading__2339_334226824" text:style-name="Internet_20_link" text:visited-style-name="Internet_20_link">Sintaks if</text:a><text:tab/>12</text:p>
          <text:p text:style-name="P48"><text:a xlink:type="simple" xlink:href="#__RefHeading__2341_334226824" text:style-name="Internet_20_link" text:visited-style-name="Internet_20_link">7. Perulangan</text:a><text:tab/>13</text:p>
          <text:p text:style-name="P49"><text:a xlink:type="simple" xlink:href="#__RefHeading__2343_334226824" text:style-name="Internet_20_link" text:visited-style-name="Internet_20_link">Sintaks for</text:a><text:tab/>13</text:p>
          <text:p text:style-name="P49"><text:a xlink:type="simple" xlink:href="#__RefHeading__2345_334226824" text:style-name="Internet_20_link" text:visited-style-name="Internet_20_link">Sintaks while</text:a><text:tab/>13</text:p>
          <text:p text:style-name="P49"><text:a xlink:type="simple" xlink:href="#__RefHeading__3404_133451410" text:style-name="Internet_20_link" text:visited-style-name="Internet_20_link">Catatan</text:a><text:tab/>14</text:p>
          <text:p text:style-name="P48"><text:a xlink:type="simple" xlink:href="#__RefHeading__2347_334226824" text:style-name="Internet_20_link" text:visited-style-name="Internet_20_link">8. Fungsi</text:a><text:tab/>15</text:p>
          <text:p text:style-name="P49"><text:a xlink:type="simple" xlink:href="#__RefHeading__2349_334226824" text:style-name="Internet_20_link" text:visited-style-name="Internet_20_link">Deklarasi fungsi</text:a><text:tab/>15</text:p>
          <text:p text:style-name="P49"><text:a xlink:type="simple" xlink:href="#__RefHeading__2351_334226824" text:style-name="Internet_20_link" text:visited-style-name="Internet_20_link">Documentation String (docstring)</text:a><text:tab/>15</text:p>
          <text:p text:style-name="P49"><text:a xlink:type="simple" xlink:href="#__RefHeading__2353_334226824" text:style-name="Internet_20_link" text:visited-style-name="Internet_20_link">Pemanggilan fungsi</text:a><text:tab/>16</text:p>
          <text:p text:style-name="P49"><text:a xlink:type="simple" xlink:href="#__RefHeading__2355_334226824" text:style-name="Internet_20_link" text:visited-style-name="Internet_20_link">Variabel global</text:a><text:tab/>16</text:p>
          <text:p text:style-name="P49"><text:a xlink:type="simple" xlink:href="#__RefHeading__2357_334226824" text:style-name="Internet_20_link" text:visited-style-name="Internet_20_link">Argumen fungsi</text:a><text:tab/>17</text:p>
          <text:p text:style-name="P49"><text:a xlink:type="simple" xlink:href="#__RefHeading__2359_334226824" text:style-name="Internet_20_link" text:visited-style-name="Internet_20_link">Argumen default</text:a><text:tab/>18</text:p>
          <text:p text:style-name="P49"><text:a xlink:type="simple" xlink:href="#__RefHeading__2361_334226824" text:style-name="Internet_20_link" text:visited-style-name="Internet_20_link">Argumen *arg (tuple)</text:a><text:tab/>19</text:p>
          <text:p text:style-name="P49"><text:a xlink:type="simple" xlink:href="#__RefHeading__2363_334226824" text:style-name="Internet_20_link" text:visited-style-name="Internet_20_link">Argumen **arg (dictionary)</text:a><text:tab/>20</text:p>
          <text:p text:style-name="P48"><text:a xlink:type="simple" xlink:href="#__RefHeading__2365_334226824" text:style-name="Internet_20_link" text:visited-style-name="Internet_20_link">9. Class</text:a><text:tab/>21</text:p>
          <text:p text:style-name="P48"><text:a xlink:type="simple" xlink:href="#__RefHeading__2367_334226824" text:style-name="Internet_20_link" text:visited-style-name="Internet_20_link">10. Modul-modul</text:a><text:tab/>25</text:p>
          <text:p text:style-name="P49"><text:a xlink:type="simple" xlink:href="#__RefHeading__2369_334226824" text:style-name="Internet_20_link" text:visited-style-name="Internet_20_link">Contoh modul</text:a><text:tab/>25</text:p>
          <text:p text:style-name="P49"><text:a xlink:type="simple" xlink:href="#__RefHeading__2371_334226824" text:style-name="Internet_20_link" text:visited-style-name="Internet_20_link">Search path</text:a><text:tab/>28</text:p>
          <text:p text:style-name="P49"><text:a xlink:type="simple" xlink:href="#__RefHeading__2373_334226824" text:style-name="Internet_20_link" text:visited-style-name="Internet_20_link">Compiled module</text:a><text:tab/>28</text:p>
          <text:p text:style-name="P49"><text:a xlink:type="simple" xlink:href="#__RefHeading__2375_334226824" text:style-name="Internet_20_link" text:visited-style-name="Internet_20_link">Nama module</text:a><text:tab/>28</text:p>
          <text:p text:style-name="P48"><text:a xlink:type="simple" xlink:href="#__RefHeading__2377_334226824" text:style-name="Internet_20_link" text:visited-style-name="Internet_20_link">11. Exception</text:a><text:tab/>30</text:p>
          <text:p text:style-name="P49"><text:a xlink:type="simple" xlink:href="#__RefHeading__2379_334226824" text:style-name="Internet_20_link" text:visited-style-name="Internet_20_link">Try...except...finally</text:a><text:tab/>30</text:p>
          <text:p text:style-name="P49"><text:a xlink:type="simple" xlink:href="#__RefHeading__2381_334226824" text:style-name="Internet_20_link" text:visited-style-name="Internet_20_link">Try...finally</text:a><text:tab/>32</text:p>
          <text:p text:style-name="P49"><text:a xlink:type="simple" xlink:href="#__RefHeading__2383_334226824" text:style-name="Internet_20_link" text:visited-style-name="Internet_20_link">Informasi exception</text:a><text:tab/>32</text:p>
          <text:p text:style-name="P49"><text:a xlink:type="simple" xlink:href="#__RefHeading__2385_334226824" text:style-name="Internet_20_link" text:visited-style-name="Internet_20_link">Membangkitkan exception</text:a><text:tab/>33</text:p>
          <text:p text:style-name="P48"><text:a xlink:type="simple" xlink:href="#__RefHeading__2387_334226824" text:style-name="Internet_20_link" text:visited-style-name="Internet_20_link">12. File</text:a><text:tab/>34</text:p>
          <text:p text:style-name="P49"><text:a xlink:type="simple" xlink:href="#__RefHeading__2389_334226824" text:style-name="Internet_20_link" text:visited-style-name="Internet_20_link">Membuka dan menutup file</text:a><text:tab/>34</text:p>
          <text:p text:style-name="P49"><text:a xlink:type="simple" xlink:href="#__RefHeading__2391_334226824" text:style-name="Internet_20_link" text:visited-style-name="Internet_20_link">Membaca isi file</text:a><text:tab/>35</text:p>
          <text:p text:style-name="P49"><text:a xlink:type="simple" xlink:href="#__RefHeading__2393_334226824" text:style-name="Internet_20_link" text:visited-style-name="Internet_20_link">Menulis ke file</text:a><text:tab/>36</text:p>
          <text:p text:style-name="P49"><text:a xlink:type="simple" xlink:href="#__RefHeading__3136_133451410" text:style-name="Internet_20_link" text:visited-style-name="Internet_20_link">Statement with</text:a><text:tab/>37</text:p>
        </text:index-body>
      </text:table-of-content>
      <text:p text:style-name="P3"/>
      <text:h text:style-name="P45" text:outline-level="1"><text:bookmark-start text:name="__RefHeading__2325_334226824"/>1. Penulisan source code<text:bookmark-end text:name="__RefHeading__2325_334226824"/></text:h>
      <text:list xml:id="list6665788195334454034" text:style-name="L1">
        <text:list-item>
          <text:p text:style-name="P4">Indentasi adalah 4 karakter.</text:p>
        </text:list-item>
        <text:list-item>
          <text:p text:style-name="P4">Untuk indentasi, gunakan hanya spasi, jangan gunakan TAB. </text:p>
        </text:list-item>
        <text:list-item>
          <text:p text:style-name="P4">Panjang baris maksimal adalah 79 karakter. Pindah baris langsung dalam kurung dan hanya gunakan backslash (\) apabila diperlukan. </text:p>
        </text:list-item>
        <text:list-item>
          <text:p text:style-name="P4">Panjang baris <text:span text:style-name="T6">maksimal untuk docstring dan komentar adalah 72 karakter. </text:span></text:p>
        </text:list-item>
        <text:list-item>
          <text:p text:style-name="P4">Gunakan <text:span text:style-name="T9">pemisah </text:span>dua baris kosong antara class / <text:span text:style-name="T7">fungsi top-level</text:span>.</text:p>
        </text:list-item>
        <text:list-item>
          <text:p text:style-name="P4">Gunakan <text:span text:style-name="T10">pemisah </text:span>satu baris kosong antara <text:span text:style-name="T8">method dalam class</text:span>.</text:p>
        </text:list-item>
        <text:list-item>
          <text:p text:style-name="P4">Import setiap modul dilakukan per baris, dengan urutan <text:span text:style-name="T12">kelompok</text:span>: standard library, pustaka pihak ketiga, pustaka lokal. <text:span text:style-name="T11">Pisahkanlah masing-masing kelompok import dengan sebuah baris kosong.</text:span></text:p>
        </text:list-item>
        <text:list-item>
          <text:p text:style-name="P4">Struktur program Python:</text:p>
          <text:list>
            <text:list-item>
              <text:p text:style-name="P4">Shebang Line</text:p>
            </text:list-item>
            <text:list-item>
              <text:p text:style-name="P4">Komentar dan docstring</text:p>
            </text:list-item>
            <text:list-item>
              <text:p text:style-name="P4">Import</text:p>
            </text:list-item>
            <text:list-item>
              <text:p text:style-name="P4">Global dan konstanta</text:p>
            </text:list-item>
            <text:list-item>
              <text:p text:style-name="P4">Class dan fungsi</text:p>
            </text:list-item>
          </text:list>
        </text:list-item>
        <text:list-item>
          <text:p text:style-name="P4">Aturan nama:</text:p>
          <text:list>
            <text:list-item>
              <text:p text:style-name="P4">Paket: lowercase</text:p>
            </text:list-item>
            <text:list-item>
              <text:p text:style-name="P4">Modul: lowercase, underscore bisa digunakan kalau diperlukan.</text:p>
            </text:list-item>
            <text:list-item>
              <text:p text:style-name="P4">Class: kapitalisasi per kata (huruf pertama setiap kata menggunakan kapital)</text:p>
            </text:list-item>
            <text:list-item>
              <text:p text:style-name="P4">Exception: kapitalisasi per kata (huruf pertama setiap kata menggunakan kapital). Gunakan tambahan Error untuk menandakan kesalahan.</text:p>
            </text:list-item>
            <text:list-item>
              <text:p text:style-name="P4">Fungsi dan method class: lowercase, setiap kata dipisahkan underscore.</text:p>
            </text:list-item>
            <text:list-item>
              <text:p text:style-name="P4">Variabel: lowercase, setiap kata dipisahkan underscore.</text:p>
            </text:list-item>
            <text:list-item>
              <text:p text:style-name="P4">Konstanta: UPPERCASE, setiap kata dipisahkan underscore.</text:p>
            </text:list-item>
          </text:list>
        </text:list-item>
        <text:list-item>
          <text:p text:style-name="P4">Case sensitive!</text:p>
        </text:list-item>
      </text:list>
      <text:p text:style-name="Text_20_body"/>
      <text:p text:style-name="P2"/>
      <text:p text:style-name="P2"/>
      <text:h text:style-name="P45" text:outline-level="1"><text:bookmark-start text:name="__RefHeading__2327_334226824"/>2. Sekilas tentang Python<text:bookmark-end text:name="__RefHeading__2327_334226824"/></text:h>
      <text:list xml:id="list2429849429558918056" text:style-name="L2">
        <text:list-item>
          <text:p text:style-name="P6">Open Source</text:p>
          <text:list>
            <text:list-item>
              <text:p text:style-name="P6">Sesuai dengan sertifikasi Open Source Initiative.</text:p>
            </text:list-item>
            <text:list-item>
              <text:p text:style-name="P6">Kompatibel dengan GPL <text:span text:style-name="T14">(versi 2.0.1 dan yang lebih baru)</text:span>, menurut Free Software Foundation. Walau demikian, tidak ada pembatasan copyleft GPL.</text:p>
            </text:list-item>
            <text:list-item>
              <text:p text:style-name="P6">Bebas digunakan, termasuk untuk produk proprietary.</text:p>
            </text:list-item>
            <text:list-item>
              <text:p text:style-name="P6">Selengkapnya, <text:a xlink:type="simple" xlink:href="https://www.python.org/psf/"><text:span text:style-name="T13">https://www.python.org/psf/</text:span></text:a>. </text:p>
            </text:list-item>
          </text:list>
        </text:list-item>
        <text:list-item>
          <text:p text:style-name="P6">Sintaks sederhana, jelas, fleksibel, mudah dipelajari. </text:p>
        </text:list-item>
        <text:list-item>
          <text:p text:style-name="P6">Mendukung multi-paradigma, salah satunya Object-oriented.</text:p>
        </text:list-item>
        <text:list-item>
          <text:p text:style-name="P6">Tipe data very high level.</text:p>
        </text:list-item>
        <text:list-item>
          <text:p text:style-name="P6">Standard library yang <text:span text:style-name="T15">lengkap</text:span>.</text:p>
        </text:list-item>
        <text:list-item>
          <text:p text:style-name="P6">Berjalan di banyak sistem.</text:p>
        </text:list-item>
        <text:list-item>
          <text:p text:style-name="P6">Dapat diextend dengan C/C++</text:p>
        </text:list-item>
        <text:list-item>
          <text:p text:style-name="P6">Type system:</text:p>
          <text:list>
            <text:list-item>
              <text:p text:style-name="P6">Strong: <text:span text:style-name="T16">tipe sebuah nilai tidak serta merta berubah tanpa konversi secara eksplisit.</text:span></text:p>
            </text:list-item>
            <text:list-item>
              <text:p text:style-name="P6">Dynamic: <text:span text:style-name="T17">nilai memiliki tipe saat runtime</text:span></text:p>
            </text:list-item>
            <text:list-item>
              <text:p text:style-name="P6">Duck: <text:span text:style-name="T18">pada Object-oriented, method/property object menentukan semantik yang valid, alih-alih penurunan dari class tertentu/implementasi dari interface tertentu.</text:span></text:p>
            </text:list-item>
          </text:list>
        </text:list-item>
      </text:list>
      <text:p text:style-name="Text_20_body"/>
      <text:p text:style-name="Text_20_body"/>
      <text:h text:style-name="P45" text:outline-level="1"><text:bookmark-start text:name="__RefHeading__2329_334226824"/>3. Interpreter Python (interaktif)<text:bookmark-end text:name="__RefHeading__2329_334226824"/></text:h>
      <text:list xml:id="list1632064423770996546" text:style-name="L3">
        <text:list-item>
          <text:p text:style-name="P7">Path default executable python:</text:p>
          <text:list>
            <text:list-item>
              <text:p text:style-name="P7">Windows: c:\pythonXY\python.exe. XY adalah versi Python. Contoh: c:\python25\python.exe</text:p>
            </text:list-item>
            <text:list-item>
              <text:p text:style-name="P7">Linux: /usr/bin/python atau /usr/bin/pythonX.Y (umumnya <text:s/>menggunakan symlink /usr/bin/python). XY adalah versi Python. </text:p>
            </text:list-item>
          </text:list>
        </text:list-item>
        <text:list-item>
          <text:p text:style-name="P7">Untuk menjalankan interpreter Python:</text:p>
          <text:list>
            <text:list-item>
              <text:p text:style-name="P7">Windows: Masuk ke command prompt, masuk ke direktori instalasi Python, jalankan python.exe. Dapat pula mengakses dari Start Menu. Daftarkanlah direktori instalasi Python ke PATH apabila diperlukan. </text:p>
            </text:list-item>
            <text:list-item>
              <text:p text:style-name="P7">Linux: Masuk ke terminal, berikan perintah: 'python' (tanpa tanda kutip). </text:p>
            </text:list-item>
          </text:list>
        </text:list-item>
        <text:list-item>
          <text:p text:style-name="P7">Keluar dari sesi interaktif interpreter Python:</text:p>
          <text:list>
            <text:list-item>
              <text:p text:style-name="P7">Windows: Ctrl-Z, ENTER.</text:p>
            </text:list-item>
            <text:list-item>
              <text:p text:style-name="P7">Linux: Ctrl-D</text:p>
            </text:list-item>
          </text:list>
        </text:list-item>
        <text:list-item>
          <text:p text:style-name="P7">Untuk mencetak ke standard output, gunakan print. </text:p>
        </text:list-item>
        <text:list-item>
          <text:p text:style-name="P7">Untuk membaca string dari standard input, raw_input() bisa digunakan. </text:p>
        </text:list-item>
        <text:list-item>
          <text:p text:style-name="P7">Beberapa fungsi lain:</text:p>
          <text:list>
            <text:list-item>
              <text:p text:style-name="P7">abs()</text:p>
            </text:list-item>
            <text:list-item>
              <text:p text:style-name="P7">chr()</text:p>
            </text:list-item>
            <text:list-item>
              <text:p text:style-name="P7">dir()</text:p>
            </text:list-item>
            <text:list-item>
              <text:p text:style-name="P7">max()</text:p>
            </text:list-item>
            <text:list-item>
              <text:p text:style-name="P7">min()</text:p>
            </text:list-item>
            <text:list-item>
              <text:p text:style-name="P7">pow()</text:p>
            </text:list-item>
          </text:list>
        </text:list-item>
      </text:list>
      <text:list xml:id="list2155675091011023109" text:style-name="L4">
        <text:list-header>
          <text:p text:style-name="P8"><text:s/></text:p>
        </text:list-header>
      </text:list>
      <text:h text:style-name="P45" text:outline-level="1"><text:bookmark-start text:name="__RefHeading__2331_334226824"/>4. Script Python<text:bookmark-end text:name="__RefHeading__2331_334226824"/></text:h>
      <text:list xml:id="list604594949395269727" text:style-name="L5">
        <text:list-item>
          <text:p text:style-name="P9">Simpan dengan ekstensi nama file py. Contoh: hello.py.</text:p>
        </text:list-item>
        <text:list-item>
          <text:p text:style-name="P9">Shebang</text:p>
          <text:list>
            <text:list-item>
              <text:p text:style-name="P9">#, !, diikuti Path ke executable Python</text:p>
            </text:list-item>
            <text:list-item>
              <text:p text:style-name="P9">Contoh di Linux: #!/usr/bin/python</text:p>
            </text:list-item>
            <text:list-item>
              <text:p text:style-name="P9">Contoh di Windows: #!c:\python25\python.exe</text:p>
            </text:list-item>
            <text:list-item>
              <text:p text:style-name="P9">Di Linux, bisa gunakan bantuan env, sehingga shebang line menjadi #!/usr/bin/env python </text:p>
              <text:list>
                <text:list-item>
                  <text:p text:style-name="P9">Sesuaikan path ke env</text:p>
                </text:list-item>
              </text:list>
            </text:list-item>
          </text:list>
        </text:list-item>
        <text:list-item>
          <text:p text:style-name="P9">Jalankan di command line: python &lt;script.py&gt;</text:p>
        </text:list-item>
        <text:list-item>
          <text:p text:style-name="P9">Di Linux, berikan hak akses executable dengan perintah: </text:p>
          <text:list>
            <text:list-item>
              <text:p text:style-name="P9">chmod +x &lt;script.py&gt;</text:p>
            </text:list-item>
            <text:list-item>
              <text:p text:style-name="P9">Selanjutnya, bisa dijalankan langsung dengan ./script.py atau script.py (apabila direktori aktif terdaftar di $PATH) dari prompt. </text:p>
            </text:list-item>
          </text:list>
          <text:p text:style-name="P9"/>
        </text:list-item>
      </text:list>
      <text:p text:style-name="Text_20_body"/>
      <text:h text:style-name="P45" text:outline-level="1"><text:bookmark-start text:name="__RefHeading__2333_334226824"/>5. Tipe Builtin dan operator<text:bookmark-end text:name="__RefHeading__2333_334226824"/></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2">Tipe</text:p>
            </table:table-cell>
            <table:table-cell table:style-name="Table1.A1" office:value-type="string">
              <text:p text:style-name="P42">Detil</text:p>
            </table:table-cell>
            <table:table-cell table:style-name="Table1.C1" office:value-type="string">
              <text:p text:style-name="P42">Catatan</text:p>
            </table:table-cell>
          </table:table-row>
        </table:table-header-rows>
        <table:table-row>
          <table:table-cell table:style-name="Table1.A2" office:value-type="string">
            <text:p text:style-name="Text_20_body">None</text:p>
          </table:table-cell>
          <table:table-cell table:style-name="Table1.A2" office:value-type="string">
            <text:p text:style-name="Text_20_body">None Object</text:p>
          </table:table-cell>
          <table:table-cell table:style-name="Table1.C2" office:value-type="string">
            <text:p text:style-name="Text_20_body"/>
          </table:table-cell>
        </table:table-row>
        <table:table-row>
          <table:table-cell table:style-name="Table1.A2" office:value-type="string">
            <text:p text:style-name="Text_20_body">Number</text:p>
            <text:p text:style-name="Text_20_body"/>
          </table:table-cell>
          <table:table-cell table:style-name="Table1.A2" office:value-type="string">
            <text:list xml:id="list8201575904911977025" text:style-name="L6">
              <text:list-item>
                <text:p text:style-name="P40">Boolean (bool)</text:p>
                <text:list>
                  <text:list-item>
                    <text:p text:style-name="P40">True atau False</text:p>
                  </text:list-item>
                </text:list>
              </text:list-item>
              <text:list-item>
                <text:p text:style-name="P40">Integer (int)</text:p>
              </text:list-item>
            </text:list>
            <text:list xml:id="list2085382290683301466" text:style-name="L7">
              <text:list-item>
                <text:p text:style-name="P41">Batas int bisa dilihat pada sys.maxint</text:p>
              </text:list-item>
            </text:list>
            <text:list xml:id="list25840417358104" text:continue-list="list8201575904911977025" text:style-name="L6">
              <text:list-item text:start-value="1">
                <text:p text:style-name="P40">Long integer (long)</text:p>
                <text:list>
                  <text:list-item>
                    <text:p text:style-name="P40">Gunakan suffix L atau l</text:p>
                  </text:list-item>
                  <text:list-item>
                    <text:p text:style-name="P40">Batas long sesuai memori</text:p>
                  </text:list-item>
                </text:list>
              </text:list-item>
              <text:list-item>
                <text:p text:style-name="P40">Floating point (float)</text:p>
                <text:list>
                  <text:list-item>
                    <text:p text:style-name="P40">pecahan</text:p>
                  </text:list-item>
                  <text:list-item>
                    <text:p text:style-name="P40">bisa ditulis dalam e atau E</text:p>
                  </text:list-item>
                </text:list>
              </text:list-item>
              <text:list-item>
                <text:p text:style-name="P40">Complex (complex)</text:p>
                <text:list>
                  <text:list-item>
                    <text:p text:style-name="P40">bilangan kompleks</text:p>
                  </text:list-item>
                  <text:list-item>
                    <text:p text:style-name="P40">memiliki atribut real (real) dan imag (imajiner). </text:p>
                  </text:list-item>
                  <text:list-item>
                    <text:p text:style-name="P40">imajiner bisa dituliskan dengan suffix j atau J.</text:p>
                  </text:list-item>
                  <text:list-item>
                    <text:p text:style-name="P40">dir: conjugate, imag, real</text:p>
                  </text:list-item>
                </text:list>
              </text:list-item>
            </text:list>
          </table:table-cell>
          <table:table-cell table:style-name="Table1.C2" office:value-type="string">
            <text:p text:style-name="Text_20_body"/>
            <text:p text:style-name="Text_20_body"/>
          </table:table-cell>
        </table:table-row>
        <table:table-row>
          <table:table-cell table:style-name="Table1.A2" office:value-type="string">
            <text:p text:style-name="Text_20_body">Set</text:p>
          </table:table-cell>
          <table:table-cell table:style-name="Table1.A2" office:value-type="string">
            <text:list xml:id="list25840561903543" text:continue-list="list25840417358104" text:style-name="L6">
              <text:list-item text:start-value="1">
                <text:p text:style-name="P40">Set (set): mutable</text:p>
                <text:list>
                  <text:list-item>
                    <text:p text:style-name="P40">dir: <text:s/>add, <text:s/>clear, <text:s/>copy, <text:s/>difference, <text:s/>difference_update, <text:s/>discard, <text:s/>intersection, <text:s/>intersection_update, <text:s/>issubset, <text:s/>issuperset, <text:s/>pop, <text:s/>remove, <text:s/>symmetric_difference, <text:s/>symmetric_difference_update, <text:s/>union, <text:s/>update </text:p>
                  </text:list-item>
                </text:list>
              </text:list-item>
              <text:list-item>
                <text:p text:style-name="P40">Frozen Set (frozenset): immutable</text:p>
                <text:list>
                  <text:list-item>
                    <text:p text:style-name="P40">dir: copy, <text:s/>difference, <text:s/>intersection, <text:s/>issubset, <text:s/>issuperset, <text:s/>symmetric_difference, <text:s/>union </text:p>
                  </text:list-item>
                </text:list>
              </text:list-item>
            </text:list>
          </table:table-cell>
          <table:table-cell table:style-name="Table1.C2" office:value-type="string">
            <text:list xml:id="list25841245908242" text:continue-list="list2085382290683301466" text:style-name="L7">
              <text:list-item text:start-value="1">
                <text:p text:style-name="P41">Unordered</text:p>
              </text:list-item>
              <text:list-item>
                <text:p text:style-name="P41">Semua item dalam set harus immutable</text:p>
              </text:list-item>
              <text:list-item>
                <text:p text:style-name="P41">Dapat dibuat dari item iterable</text:p>
              </text:list-item>
              <text:list-item>
                <text:p text:style-name="P41">Unik</text:p>
              </text:list-item>
              <text:list-item>
                <text:p text:style-name="P41">Dapat dioperasikan sebagai himpunan</text:p>
              </text:list-item>
            </text:list>
          </table:table-cell>
        </table:table-row>
        <table:table-row>
          <table:table-cell table:style-name="Table1.A2" office:value-type="string">
            <text:p text:style-name="Text_20_body">Sequence</text:p>
          </table:table-cell>
          <table:table-cell table:style-name="Table1.A2" office:value-type="string">
            <text:list xml:id="list25841058614363" text:continue-list="list25840561903543" text:style-name="L6">
              <text:list-item text:start-value="1">
                <text:p text:style-name="P40">String (str)<text:soft-page-break/></text:p>
                <text:list>
                  <text:list-item>
                    <text:p text:style-name="P40">immutable</text:p>
                  </text:list-item>
                  <text:list-item>
                    <text:p text:style-name="P40">dapat dibentuk dengan pasangan:</text:p>
                    <text:list>
                      <text:list-item>
                        <text:p text:style-name="P40">kutip tunggal (')</text:p>
                      </text:list-item>
                      <text:list-item>
                        <text:p text:style-name="P40">kutip ganda ('')</text:p>
                      </text:list-item>
                      <text:list-item>
                        <text:p text:style-name="P40">triple kutip tunggal (' ' ')</text:p>
                      </text:list-item>
                      <text:list-item>
                        <text:p text:style-name="P40">triple kutip ganda ('' '' '')</text:p>
                      </text:list-item>
                    </text:list>
                  </text:list-item>
                  <text:list-item>
                    <text:p text:style-name="P40">Pasangan triple-kutip bisa mengembed newline. </text:p>
                  </text:list-item>
                  <text:list-item>
                    <text:p text:style-name="P40">Berlaku penggunaan escape character.</text:p>
                  </text:list-item>
                  <text:list-item>
                    <text:p text:style-name="P40">Dapat dituliskan dalam bentuk raw string (diawali r atau R). Contoh: r'c:\window'</text:p>
                  </text:list-item>
                  <text:list-item>
                    <text:p text:style-name="P40">Raw string, apabila diakhiri dengan backslash (\), harus berjumlah genap.</text:p>
                  </text:list-item>
                  <text:list-item>
                    <text:p text:style-name="P40">dir: capitalize, <text:s/>center, <text:s/>count, <text:s/>decode, <text:s/>encode, <text:s/>endswith, <text:s/>expandtabs, <text:s/>find, <text:s/>index, <text:s/>isalnum, <text:s/>isalpha, <text:s/>isdigit, <text:s/>islower, <text:s/>isspace, <text:s/>istitle, <text:s/>isupper, <text:s/>join, <text:s/>ljust, <text:s/>lower, <text:s/>lstrip, <text:s/>partition, <text:s/>replace, <text:s/>rfind, <text:s/>rindex, <text:s/>rjust, <text:s/>rpartition, <text:s/>rsplit, <text:s/>rstrip, <text:s/>split, <text:s/>splitlines, <text:s/>startswith, <text:s/>strip, <text:s/>swapcase, <text:s/>title, <text:s/>translate, <text:s/>upper, <text:s/>zfill. </text:p>
                  </text:list-item>
                </text:list>
              </text:list-item>
              <text:list-item>
                <text:p text:style-name="P40">Unicode String (unicode)</text:p>
                <text:list>
                  <text:list-item>
                    <text:p text:style-name="P40">immutable</text:p>
                  </text:list-item>
                  <text:list-item>
                    <text:p text:style-name="P40">Diawali dengan u atau U, diikuti 4 digit hexa kode karakter unicode.</text:p>
                  </text:list-item>
                  <text:list-item>
                    <text:p text:style-name="P40">Berlaku penggunaan escape character.</text:p>
                  </text:list-item>
                  <text:list-item>
                    <text:p text:style-name="P40">Bisa diisi dengan \N{Name}, dimana Name sesuai aturan unicode. Contoh: \N{Copyright Sign}.</text:p>
                  </text:list-item>
                  <text:list-item>
                    <text:p text:style-name="P40">Apabila menggunakan raw string, ditulis dengan ur.</text:p>
                  </text:list-item>
                  <text:list-item>
                    <text:p text:style-name="P40">dir: method pada str, ditambah isdecimal dan isnumeric.</text:p>
                  </text:list-item>
                </text:list>
              </text:list-item>
              <text:list-item>
                <text:p text:style-name="P40">Tuple (tuple)</text:p>
                <text:list>
                  <text:list-item>
                    <text:p text:style-name="P40">immutable</text:p>
                  </text:list-item>
                  <text:list-item>
                    <text:p text:style-name="P40"><text:soft-page-break/>Akses lebih cepat</text:p>
                  </text:list-item>
                  <text:list-item>
                    <text:p text:style-name="P40">Dapat dibuat dengan tuple(), atau dengan menempatkan anggota dalam kurung ( dan ).</text:p>
                  </text:list-item>
                  <text:list-item>
                    <text:p text:style-name="P40">Koma tambahan bisa dituliskan setelah anggota terakhir. Contoh: (1,2,3,)</text:p>
                  </text:list-item>
                  <text:list-item>
                    <text:p text:style-name="P40">Tuple dengan satu anggota harus dituliskan dengan menambahkan koma. Contoh: (1,) dan bukan (1)</text:p>
                  </text:list-item>
                  <text:list-item>
                    <text:p text:style-name="P40">dir: index, count (versi 2.6 ke atas)</text:p>
                  </text:list-item>
                </text:list>
              </text:list-item>
              <text:list-item>
                <text:p text:style-name="P40">List (list)</text:p>
                <text:list>
                  <text:list-item>
                    <text:p text:style-name="P40">mutable</text:p>
                  </text:list-item>
                  <text:list-item>
                    <text:p text:style-name="P40">Lihat range()</text:p>
                  </text:list-item>
                  <text:list-item>
                    <text:p text:style-name="P40">Dapat dibuat dengan list(), atau dengan menempatkan anggota dalam kurung [ dan ].</text:p>
                  </text:list-item>
                  <text:list-item>
                    <text:p text:style-name="P40">Koma tambahan bisa dituliskan setelah anggota terakhir. Contoh: [1,2,3,]</text:p>
                  </text:list-item>
                  <text:list-item>
                    <text:p text:style-name="P40">dir: append, count, extend, index, insert, pop, remove, reverse, sort.</text:p>
                  </text:list-item>
                </text:list>
              </text:list-item>
              <text:list-item>
                <text:p text:style-name="P40">Xrange (xrange)</text:p>
                <text:list>
                  <text:list-item>
                    <text:p text:style-name="P40">immutable</text:p>
                  </text:list-item>
                  <text:list-item>
                    <text:p text:style-name="P40">Dibuat dengan xrange()</text:p>
                  </text:list-item>
                  <text:list-item>
                    <text:p text:style-name="P40">Untuk perulangan, relatif lebih cepat dari penggunaan range().</text:p>
                  </text:list-item>
                </text:list>
              </text:list-item>
            </text:list>
          </table:table-cell>
          <table:table-cell table:style-name="Table1.C2" office:value-type="string">
            <text:list xml:id="list25840462024184" text:continue-list="list25841245908242" text:style-name="L7">
              <text:list-item text:start-value="1">
                <text:p text:style-name="P41">Memiliki <text:soft-page-break/>sifat iterable</text:p>
              </text:list-item>
            </text:list>
            <text:p text:style-name="Text_20_body"/>
          </table:table-cell>
        </table:table-row>
        <table:table-row>
          <table:table-cell table:style-name="Table1.A2" office:value-type="string">
            <text:p text:style-name="Text_20_body">Mapping</text:p>
          </table:table-cell>
          <table:table-cell table:style-name="Table1.A2" office:value-type="string">
            <text:list xml:id="list25841615398965" text:continue-list="list25841058614363" text:style-name="L6">
              <text:list-item text:start-value="1">
                <text:p text:style-name="P40">Dictionary (dict)</text:p>
                <text:list>
                  <text:list-item>
                    <text:p text:style-name="P40">Key harus berupa tipe immutable</text:p>
                  </text:list-item>
                  <text:list-item>
                    <text:p text:style-name="P40">Value dapat berupa hampir semua object Python </text:p>
                  </text:list-item>
                  <text:list-item>
                    <text:p text:style-name="P40">Dapat dibuat dengan dict(), atau dengan menempatkan key:value dalam kurung { dan }.</text:p>
                  </text:list-item>
                  <text:list-item>
                    <text:p text:style-name="P40">dir: clear, <text:s/>copy, <text:s/>fromkeys, <text:s/>get, <text:s/>has_key, <text:s/>items, <text:s/>iteritems, <text:s/>iterkeys, <text:s/>itervalues, <text:s/>keys, <text:s/>pop, <text:s/>popitem, <text:s/>setdefault, <text:s/>update, <text:s/>values</text:p>
                  </text:list-item>
                </text:list>
              </text:list-item>
            </text:list>
          </table:table-cell>
          <table:table-cell table:style-name="Table1.C2" office:value-type="string">
            <text:list xml:id="list25840330931056" text:continue-list="list25840462024184" text:style-name="L7">
              <text:list-item text:start-value="1">
                <text:p text:style-name="P41">Unordered <text:span text:style-name="T21">(lihatlah juga pembahasan Collection)</text:span></text:p>
              </text:list-item>
            </text:list>
            <text:p text:style-name="Text_20_body"/>
            <text:p text:style-name="Text_20_body"/>
            <text:p text:style-name="Text_20_body"/>
          </table:table-cell>
        </table:table-row>
        <table:table-row>
          <table:table-cell table:style-name="Table1.A2" office:value-type="string">
            <text:p text:style-name="Text_20_body">File</text:p>
          </table:table-cell>
          <table:table-cell table:style-name="Table1.A2" office:value-type="string">
            <text:list xml:id="list25840638708635" text:continue-list="list25841615398965" text:style-name="L6">
              <text:list-item text:start-value="1">
                <text:p text:style-name="P40">File (file)</text:p>
                <text:list>
                  <text:list-item>
                    <text:p text:style-name="P40">Dibuka dengan open(name[, mode[, <text:soft-page-break/>buffering]]) atau file(name[, mode[, buffering]])</text:p>
                  </text:list-item>
                  <text:list-item>
                    <text:p text:style-name="P40">Mode file: r(read, default), w(write), a(append)</text:p>
                  </text:list-item>
                  <text:list-item>
                    <text:p text:style-name="P40">Ditutup dengan method close() objek file</text:p>
                  </text:list-item>
                  <text:list-item>
                    <text:p text:style-name="P40">dir: close, <text:s/>closed, <text:s/>encoding, <text:s/>fileno, <text:s/>flush, <text:s/>isatty, <text:s/>mode, <text:s/>name, <text:s/>newlines, <text:s/>next, <text:s/>read, <text:s/>readinto, <text:s/>readline, <text:s/>readlines, <text:s/>seek, <text:s/>softspace, <text:s/>tell, <text:s/>truncate, <text:s/>write, <text:s/>writelines, <text:s/>xreadlines </text:p>
                  </text:list-item>
                </text:list>
              </text:list-item>
            </text:list>
          </table:table-cell>
          <table:table-cell table:style-name="Table1.C2" office:value-type="string">
            <text:p text:style-name="Text_20_body"/>
          </table:table-cell>
        </table:table-row>
      </table:table>
      <text:h text:style-name="P47" text:outline-level="2"><text:bookmark-start text:name="__RefHeading__3134_133451410"/>Collection<text:span text:style-name="T20">s</text:span><text:bookmark-end text:name="__RefHeading__3134_133451410"/></text:h>
      <text:p text:style-name="P37">Sebagai <text:span text:style-name="T19">alternatif dari container built-in seperti dict, list, set dan tuple, terdapat pula berbagai collection, yang diimplementasikan dalam module collections (versi 2.4). </text:span></text:p>
      <text:list xml:id="list1771756218419439913" text:style-name="L36">
        <text:list-item>
          <text:p text:style-name="P38">namedtuple, versi 2.6</text:p>
        </text:list-item>
        <text:list-item>
          <text:p text:style-name="P38">deque, versi 2.4</text:p>
        </text:list-item>
        <text:list-item>
          <text:p text:style-name="P38">Counter, versi 2.7</text:p>
        </text:list-item>
        <text:list-item>
          <text:p text:style-name="P38">OrderedDict, versi 2.7</text:p>
        </text:list-item>
        <text:list-item>
          <text:p text:style-name="P38">defaultdict, versi 2.5</text:p>
        </text:list-item>
      </text:list>
      <text:p text:style-name="P39"/>
      <text:h text:style-name="Heading_20_2" text:outline-level="2"><text:bookmark-start text:name="__RefHeading__2335_334226824"/>Operator<text:bookmark-end text:name="__RefHeading__2335_334226824"/></text:h>
      <text:list xml:id="list2017517829454077695" text:style-name="L8">
        <text:list-item>
          <text:p text:style-name="P10">Perbandingan boolean</text:p>
          <text:list>
            <text:list-item>
              <text:p text:style-name="P10">&lt;, lebih kecil</text:p>
            </text:list-item>
            <text:list-item>
              <text:p text:style-name="P10">&lt;=, lebih kecil sama dengan</text:p>
            </text:list-item>
            <text:list-item>
              <text:p text:style-name="P10">&gt;, lebih besar</text:p>
            </text:list-item>
            <text:list-item>
              <text:p text:style-name="P10">&gt;=, lebih besar sama dengan </text:p>
            </text:list-item>
            <text:list-item>
              <text:p text:style-name="P10">==, sama dengan</text:p>
            </text:list-item>
            <text:list-item>
              <text:p text:style-name="P10">!=, tidak sama dengan</text:p>
            </text:list-item>
          </text:list>
        </text:list-item>
        <text:list-item>
          <text:p text:style-name="P10">Operator Logical</text:p>
          <text:list>
            <text:list-item>
              <text:p text:style-name="P10">not, logical negasi</text:p>
            </text:list-item>
            <text:list-item>
              <text:p text:style-name="P10">and, logical and</text:p>
            </text:list-item>
            <text:list-item>
              <text:p text:style-name="P10">or, logical or</text:p>
            </text:list-item>
          </text:list>
        </text:list-item>
        <text:list-item>
          <text:p text:style-name="P10">Operator aritmatika</text:p>
          <text:list>
            <text:list-item>
              <text:p text:style-name="P10"><text:soft-page-break/>*, perkalian</text:p>
            </text:list-item>
            <text:list-item>
              <text:p text:style-name="P10">/, pembagian</text:p>
            </text:list-item>
            <text:list-item>
              <text:p text:style-name="P10">//, pembagian integer</text:p>
            </text:list-item>
            <text:list-item>
              <text:p text:style-name="P10">%, sisa bagi</text:p>
            </text:list-item>
            <text:list-item>
              <text:p text:style-name="P10">+, penjumlahan</text:p>
            </text:list-item>
            <text:list-item>
              <text:p text:style-name="P10">-, pengurangan</text:p>
            </text:list-item>
          </text:list>
        </text:list-item>
        <text:list-item>
          <text:p text:style-name="P10">Operator bit</text:p>
          <text:list>
            <text:list-item>
              <text:p text:style-name="P10">~, bitwise complement</text:p>
            </text:list-item>
            <text:list-item>
              <text:p text:style-name="P10">&lt;&lt;, shift left</text:p>
            </text:list-item>
            <text:list-item>
              <text:p text:style-name="P10">&gt;&gt;, shift right</text:p>
            </text:list-item>
            <text:list-item>
              <text:p text:style-name="P10">&amp;, bitwise and</text:p>
            </text:list-item>
            <text:list-item>
              <text:p text:style-name="P10">|, bitwise or</text:p>
            </text:list-item>
            <text:list-item>
              <text:p text:style-name="P10">^, bitwise xor</text:p>
            </text:list-item>
          </text:list>
        </text:list-item>
        <text:list-item>
          <text:p text:style-name="P10">Operator pada sequence</text:p>
          <text:list>
            <text:list-item>
              <text:p text:style-name="P10">in: terdapat di dalam. Gunakan not in untuk kebalikannya. </text:p>
            </text:list-item>
          </text:list>
        </text:list-item>
        <text:list-item>
          <text:p text:style-name="P10">Operator tambahan string:</text:p>
          <text:list>
            <text:list-item>
              <text:p text:style-name="P10">%: pemformatan </text:p>
            </text:list-item>
          </text:list>
        </text:list-item>
      </text:list>
      <text:p text:style-name="Text_20_body"/>
      <text:p text:style-name="Text_20_body"><text:span text:style-name="T1">Index dan Slice</text:span>:</text:p>
      <text:p text:style-name="Text_20_body">Beberapa sequence seperti string, unicode string, list dan tuple mendukung index dan slicing, dengan sintaks:</text:p>
      <text:list xml:id="list6272425521123819646" text:style-name="L9">
        <text:list-item>
          <text:p text:style-name="P11">s[i]: item ke i dari sequence s, dimulai dari 0</text:p>
        </text:list-item>
        <text:list-item>
          <text:p text:style-name="P11">s[i:j]: item ke i sampai j dari sequence s</text:p>
        </text:list-item>
        <text:list-item>
          <text:p text:style-name="P11">s[i:j:k]: item ke i sampai j dari sequence s, dengan step k</text:p>
        </text:list-item>
      </text:list>
      <text:p text:style-name="Text_20_body"/>
      <text:p text:style-name="Text_20_body">Catatan untuk i,j dan k:</text:p>
      <text:list xml:id="list3454235015399245763" text:style-name="L10">
        <text:list-item>
          <text:p text:style-name="P12">Apabila nilai i dan j negatif, maka index relatif dari akhir sequence.</text:p>
        </text:list-item>
        <text:list-item>
          <text:p text:style-name="P12">Jika i tidak diberikan, maka default ke 0</text:p>
        </text:list-item>
      </text:list>
      <text:list xml:id="list4704746383711575269" text:style-name="L11">
        <text:list-item>
          <text:p text:style-name="P13">Jika j tidak diberikan, maka default ke len(s)</text:p>
        </text:list-item>
        <text:list-item>
          <text:p text:style-name="P13">Jika k tidak diberikan, maka default ke 1. Nilai k tidak bisa diisi dengan 0.</text:p>
        </text:list-item>
        <text:list-item>
          <text:p text:style-name="P13">Jika i lebih besar atau sama dengan j, maka menghasilkan slice kosong.</text:p>
        </text:list-item>
      </text:list>
      <text:p text:style-name="Text_20_body"/>
      <text:p text:style-name="Text_20_body">Untuk tipe xrange, index didukung namun slicing tidak didukung. </text:p>
      <text:p text:style-name="Text_20_body"/>
      <text:p text:style-name="Text_20_body"><text:span text:style-name="T1">Lain-lain</text:span>:</text:p>
      <text:list xml:id="list4595619175741099379" text:style-name="L12">
        <text:list-item>
          <text:p text:style-name="P14"><text:soft-page-break/>Beberapa fungsi:</text:p>
          <text:list>
            <text:list-item>
              <text:p text:style-name="P14">type(object): mengembalikan tipe object</text:p>
            </text:list-item>
            <text:list-item>
              <text:p text:style-name="P14">id(object): mengembalikan alamat memori object</text:p>
            </text:list-item>
            <text:list-item>
              <text:p text:style-name="P14">ininstance(object, class-or-type-or-tuple): mengembalikan apakah object merupakan instance dari class. </text:p>
            </text:list-item>
          </text:list>
        </text:list-item>
        <text:list-item>
          <text:p text:style-name="P14">Kategori tipe juga mencakup Callable (dapat dipanggil), Modules (setelah diimport), Classes dan Type. </text:p>
        </text:list-item>
      </text:list>
      <text:h text:style-name="P45" text:outline-level="1"><text:bookmark-start text:name="__RefHeading__2337_334226824"/>6. Seleksi/Kondisi<text:bookmark-end text:name="__RefHeading__2337_334226824"/></text:h>
      <text:h text:style-name="Heading_20_2" text:outline-level="2"><text:bookmark-start text:name="__RefHeading__2339_334226824"/>Sintaks if<text:bookmark-end text:name="__RefHeading__2339_334226824"/></text:h>
      <text:p text:style-name="Text_20_body">if &lt;expression&gt;: </text:p>
      <text:p text:style-name="Text_20_body"><text:s text:c="4"/>&lt;statement&gt; </text:p>
      <text:p text:style-name="Text_20_body"><text:s text:c="4"/>&lt;statement&gt; </text:p>
      <text:p text:style-name="Text_20_body"><text:s text:c="4"/>.. </text:p>
      <text:p text:style-name="Text_20_body">[elif &lt;expression&gt;: </text:p>
      <text:p text:style-name="Text_20_body"><text:s text:c="4"/>&lt;statement&gt; </text:p>
      <text:p text:style-name="Text_20_body"><text:s text:c="4"/>&lt;statement&gt; </text:p>
      <text:p text:style-name="Text_20_body"><text:s text:c="4"/>.. </text:p>
      <text:p text:style-name="Text_20_body">] </text:p>
      <text:p text:style-name="Text_20_body">[else: </text:p>
      <text:p text:style-name="Text_20_body"><text:s text:c="4"/>&lt;statement&gt; </text:p>
      <text:p text:style-name="Text_20_body"><text:s text:c="4"/>&lt;statement&gt; </text:p>
      <text:p text:style-name="Text_20_body"><text:s text:c="4"/>.. </text:p>
      <text:p text:style-name="Text_20_body">] </text:p>
      <text:p text:style-name="Text_20_body"/>
      <text:p text:style-name="Text_20_body"><text:span text:style-name="T1">Contoh if</text:span><text:span text:style-name="T2">:</text:span></text:p>
      <text:p text:style-name="Text_20_body">&gt;&gt;&gt; a=10 </text:p>
      <text:p text:style-name="Text_20_body">&gt;&gt;&gt; if a &gt; 5: </text:p>
      <text:p text:style-name="Text_20_body">... <text:s text:c="4"/>print 'a besar dari 5' </text:p>
      <text:p text:style-name="Text_20_body">... </text:p>
      <text:p text:style-name="Text_20_body">a besar dari 5 </text:p>
      <text:p text:style-name="Text_20_body"/>
      <text:p text:style-name="Text_20_body"><text:span text:style-name="T1">Catatan</text:span>:</text:p>
      <text:list xml:id="list757355604426321854" text:style-name="L13">
        <text:list-item>
          <text:p text:style-name="P15">pass dapat digunakan untuk blok kosong.</text:p>
        </text:list-item>
        <text:list-item>
          <text:p text:style-name="P15">Python tidak mendukung switch/case</text:p>
        </text:list-item>
      </text:list>
      <text:h text:style-name="P45" text:outline-level="1"><text:bookmark-start text:name="__RefHeading__2341_334226824"/>7. Perulangan<text:bookmark-end text:name="__RefHeading__2341_334226824"/></text:h>
      <text:h text:style-name="P46" text:outline-level="2"><text:bookmark-start text:name="__RefHeading__2343_334226824"/>Sintaks for<text:bookmark-end text:name="__RefHeading__2343_334226824"/></text:h>
      <text:p text:style-name="Text_20_body">for &lt;target_list&gt; in &lt;expression_list&gt;: </text:p>
      <text:p text:style-name="Text_20_body"><text:s text:c="4"/>&lt;statement&gt; </text:p>
      <text:p text:style-name="Text_20_body"><text:s text:c="4"/>&lt;statement&gt; </text:p>
      <text:p text:style-name="Text_20_body"><text:s text:c="4"/>... </text:p>
      <text:p text:style-name="Text_20_body">[else: </text:p>
      <text:p text:style-name="Text_20_body"><text:s text:c="4"/>&lt;statement&gt; </text:p>
      <text:p text:style-name="Text_20_body"><text:s text:c="4"/>&lt;statement&gt; </text:p>
      <text:p text:style-name="Text_20_body"><text:s text:c="4"/>.. </text:p>
      <text:p text:style-name="Text_20_body">] </text:p>
      <text:p text:style-name="Text_20_body"/>
      <text:p text:style-name="Text_20_body"><text:span text:style-name="T1">Contoh for</text:span>:</text:p>
      <text:p text:style-name="Text_20_body">&gt;&gt;&gt; for i in range(1,10,2): </text:p>
      <text:p text:style-name="Text_20_body">... <text:s text:c="4"/>print i </text:p>
      <text:p text:style-name="Text_20_body">... </text:p>
      <text:p text:style-name="Text_20_body">1 </text:p>
      <text:p text:style-name="Text_20_body">3 </text:p>
      <text:p text:style-name="Text_20_body">5 </text:p>
      <text:p text:style-name="Text_20_body">7 </text:p>
      <text:p text:style-name="Text_20_body">9 </text:p>
      <text:p text:style-name="Text_20_body"/>
      <text:h text:style-name="Heading_20_2" text:outline-level="2"><text:bookmark-start text:name="__RefHeading__2345_334226824"/>Sintaks while<text:bookmark-end text:name="__RefHeading__2345_334226824"/></text:h>
      <text:p text:style-name="Text_20_body">while &lt;expression&gt;: </text:p>
      <text:p text:style-name="Text_20_body"><text:s text:c="4"/>&lt;statement&gt; </text:p>
      <text:p text:style-name="Text_20_body"><text:s text:c="4"/>&lt;statement&gt; </text:p>
      <text:p text:style-name="Text_20_body"><text:s text:c="4"/>... </text:p>
      <text:p text:style-name="Text_20_body">[else: </text:p>
      <text:p text:style-name="Text_20_body"><text:s text:c="4"/>&lt;statement&gt; </text:p>
      <text:p text:style-name="Text_20_body"><text:s text:c="4"/>&lt;statement&gt; </text:p>
      <text:p text:style-name="Text_20_body"><text:s text:c="4"/>.. </text:p>
      <text:p text:style-name="Text_20_body">] </text:p>
      <text:p text:style-name="Text_20_body"><text:soft-page-break/></text:p>
      <text:p text:style-name="Text_20_body"/>
      <text:p text:style-name="Text_20_body"><text:span text:style-name="T1">Contoh while</text:span>:</text:p>
      <text:p text:style-name="Text_20_body">&gt;&gt;&gt; a=1 </text:p>
      <text:p text:style-name="Text_20_body">&gt;&gt;&gt; while a&lt;5: </text:p>
      <text:p text:style-name="Text_20_body">... <text:s text:c="4"/>print a </text:p>
      <text:p text:style-name="Text_20_body">... <text:s text:c="4"/>a += 1 </text:p>
      <text:p text:style-name="Text_20_body">... </text:p>
      <text:p text:style-name="Text_20_body">1 </text:p>
      <text:p text:style-name="Text_20_body">2 </text:p>
      <text:p text:style-name="Text_20_body">3 </text:p>
      <text:p text:style-name="Text_20_body">4 </text:p>
      <text:p text:style-name="P1"/>
      <text:h text:style-name="Heading_20_2" text:outline-level="2"><text:bookmark-start text:name="__RefHeading__3404_133451410"/>Catatan<text:bookmark-end text:name="__RefHeading__3404_133451410"/></text:h>
      <text:list xml:id="list25840189733431" text:continue-list="list757355604426321854" text:style-name="L13">
        <text:list-item text:start-value="1">
          <text:p text:style-name="P15">pass dapat digunakan untuk blok kosong.</text:p>
        </text:list-item>
        <text:list-item>
          <text:p text:style-name="P15">Statement break digunakan untuk keluar dari perulangan.</text:p>
        </text:list-item>
        <text:list-item>
          <text:p text:style-name="P15">Statement continue digunakan untuk <text:span text:style-name="T23">melanjutkan ke iterasi berikutnya.</text:span></text:p>
        </text:list-item>
        <text:list-item>
          <text:p text:style-name="P15"><text:span text:style-name="T22">Statement pada b</text:span>lok else akan dikerjakan <text:span text:style-name="T22">apabila perulangan selesai, namun tidak oleh statement break. </text:span></text:p>
        </text:list-item>
      </text:list>
      <text:p text:style-name="Text_20_body"/>
      <text:p text:style-name="P1"/>
      <text:h text:style-name="P45" text:outline-level="1"><text:bookmark-start text:name="__RefHeading__2347_334226824"/>8. Fungsi<text:bookmark-end text:name="__RefHeading__2347_334226824"/></text:h>
      <text:h text:style-name="Heading_20_2" text:outline-level="2"><text:bookmark-start text:name="__RefHeading__2349_334226824"/>Deklarasi fungsi<text:bookmark-end text:name="__RefHeading__2349_334226824"/></text:h>
      <text:p text:style-name="P1"/>
      <text:p text:style-name="Text_20_body">def &lt;func_name&gt;([parameter_list]): </text:p>
      <text:p text:style-name="Text_20_body"><text:s text:c="4"/>&lt;statement&gt; </text:p>
      <text:p text:style-name="Text_20_body"><text:s text:c="4"/>&lt;statement&gt; </text:p>
      <text:p text:style-name="Text_20_body"><text:s text:c="4"/>... </text:p>
      <text:p text:style-name="Text_20_body"><text:s text:c="4"/>[return &lt;return_value&gt;] </text:p>
      <text:p text:style-name="Text_20_body"/>
      <text:p text:style-name="Text_20_body">Catatan: </text:p>
      <text:list xml:id="list3610274018725104974" text:style-name="L14">
        <text:list-item>
          <text:p text:style-name="P16">ketika return tidak didefinisikan, None akan dikembalikan</text:p>
        </text:list-item>
      </text:list>
      <text:p text:style-name="Text_20_body"/>
      <text:p text:style-name="Text_20_body"/>
      <text:h text:style-name="Heading_20_2" text:outline-level="2"><text:bookmark-start text:name="__RefHeading__2351_334226824"/>Documentation String (docstring)<text:bookmark-end text:name="__RefHeading__2351_334226824"/></text:h>
      <text:p text:style-name="Text_20_body">Setiap fungsi dapat memiliki docstring (documentation string), yang umumnya mendeskripsikan bagaimana cara menggunakan fungsi tersebut. Docstring dapat dituliskan sebagai string langsung setelah deklarasi fungsi. Contoh: </text:p>
      <text:p text:style-name="Text_20_body"/>
      <text:p text:style-name="Text_20_body">def test(): </text:p>
      <text:p text:style-name="Text_20_body">... <text:s text:c="4"/>'docstring fungsi test' <text:s text:c="4"/></text:p>
      <text:p text:style-name="Text_20_body">... <text:s text:c="4"/>print 'test' </text:p>
      <text:p text:style-name="Text_20_body">... </text:p>
      <text:p text:style-name="Text_20_body"/>
      <text:p text:style-name="Text_20_body">Untuk mengetahui docstring fungsi test, akseslah atribut __doc__ dari fungsi test. Contoh:</text:p>
      <text:p text:style-name="Text_20_body"/>
      <text:p text:style-name="Text_20_body">&gt;&gt;&gt; test.__doc__ </text:p>
      <text:p text:style-name="Text_20_body">'docstring fungsi test' </text:p>
      <text:p text:style-name="Text_20_body"/>
      <text:p text:style-name="Text_20_body">Docstring yang didefinisikan juga berguna dalam penggunaan bersama fungsi help() di sesi interactive:</text:p>
      <text:p text:style-name="Text_20_body"/>
      <text:p text:style-name="Text_20_body">&gt;&gt;&gt; help(test)</text:p>
      <text:p text:style-name="Text_20_body"><text:soft-page-break/>Help on function test in module __main__: </text:p>
      <text:p text:style-name="Text_20_body"/>
      <text:p text:style-name="Text_20_body">test() </text:p>
      <text:p text:style-name="Text_20_body"><text:s text:c="4"/>docstring fungsi test </text:p>
      <text:p text:style-name="Text_20_body"/>
      <text:h text:style-name="Heading_20_2" text:outline-level="2"><text:bookmark-start text:name="__RefHeading__2353_334226824"/>Pemanggilan fungsi<text:bookmark-end text:name="__RefHeading__2353_334226824"/></text:h>
      <text:p text:style-name="Text_20_body">Pemanggilan fungsi harus melihatkan penggunaan (), sesuai argumen fungsi. Tanpa (), python tidak akan menganggap sintaks tersebut sebagai sintaks yang salah, tetapi tidak akan dikerjakan. </text:p>
      <text:p text:style-name="Text_20_body"/>
      <text:p text:style-name="Text_20_body">Contoh yang salah:</text:p>
      <text:p text:style-name="Text_20_body">&gt;&gt;&gt; test </text:p>
      <text:p text:style-name="Text_20_body">&lt;function test at 0xb7c305dc&gt; </text:p>
      <text:p text:style-name="Text_20_body"/>
      <text:p text:style-name="Text_20_body">Contoh yang benar:</text:p>
      <text:p text:style-name="Text_20_body">&gt;&gt;&gt; test() </text:p>
      <text:p text:style-name="Text_20_body">test </text:p>
      <text:p text:style-name="Text_20_body"/>
      <text:h text:style-name="Heading_20_2" text:outline-level="2"><text:bookmark-start text:name="__RefHeading__2355_334226824"/>Variabel global<text:bookmark-end text:name="__RefHeading__2355_334226824"/></text:h>
      <text:p text:style-name="Text_20_body">Setiap fungsi akan memiliki variabel lokal sendiri. Namun, ada kalanya, akses ke variabel global diperlukan. </text:p>
      <text:p text:style-name="Text_20_body"/>
      <text:p text:style-name="Text_20_body">Untuk mengassign nilai tertentu ke variabel global, gunakan keyword global.</text:p>
      <text:p text:style-name="Text_20_body"/>
      <text:p text:style-name="Text_20_body">Contoh berikut dimaksudkan untuk mengubah variabel global x menjadi 20, namun tidak bekerja:</text:p>
      <text:p text:style-name="Text_20_body"/>
      <text:p text:style-name="Text_20_body">&gt;&gt;&gt; x=10 </text:p>
      <text:p text:style-name="Text_20_body">&gt;&gt;&gt; def testx(): </text:p>
      <text:p text:style-name="Text_20_body">... <text:s text:c="4"/>x=20 </text:p>
      <text:p text:style-name="Text_20_body">... <text:s text:c="4"/>print x </text:p>
      <text:p text:style-name="Text_20_body">... </text:p>
      <text:p text:style-name="Text_20_body">&gt;&gt;&gt; x </text:p>
      <text:p text:style-name="Text_20_body">10 </text:p>
      <text:p text:style-name="Text_20_body"><text:soft-page-break/>&gt;&gt;&gt; testx() </text:p>
      <text:p text:style-name="Text_20_body">20 </text:p>
      <text:p text:style-name="Text_20_body">&gt;&gt;&gt; x </text:p>
      <text:p text:style-name="Text_20_body">10 </text:p>
      <text:p text:style-name="Text_20_body">&gt;&gt;&gt; </text:p>
      <text:p text:style-name="Text_20_body"/>
      <text:p text:style-name="Text_20_body">Contoh yang benar adalah:</text:p>
      <text:p text:style-name="Text_20_body">&gt;&gt;&gt; x=10 </text:p>
      <text:p text:style-name="Text_20_body">&gt;&gt;&gt; def testx(): </text:p>
      <text:p text:style-name="Text_20_body">... <text:s text:c="4"/>global x </text:p>
      <text:p text:style-name="Text_20_body">... <text:s text:c="4"/>x=20 </text:p>
      <text:p text:style-name="Text_20_body">... <text:s text:c="4"/>print x </text:p>
      <text:p text:style-name="Text_20_body">... </text:p>
      <text:p text:style-name="Text_20_body">&gt;&gt;&gt; x </text:p>
      <text:p text:style-name="Text_20_body">10 </text:p>
      <text:p text:style-name="Text_20_body">&gt;&gt;&gt; testx() </text:p>
      <text:p text:style-name="Text_20_body">20 </text:p>
      <text:p text:style-name="Text_20_body">&gt;&gt;&gt; x </text:p>
      <text:p text:style-name="Text_20_body">20 </text:p>
      <text:p text:style-name="Text_20_body">&gt;&gt;&gt; </text:p>
      <text:p text:style-name="Text_20_body"/>
      <text:p text:style-name="Text_20_body">Walau demikian, untuk sekedar mereferensi ke variabel global, keyword global tidak diperlukan.</text:p>
      <text:p text:style-name="Text_20_body"/>
      <text:h text:style-name="Heading_20_2" text:outline-level="2"><text:bookmark-start text:name="__RefHeading__2357_334226824"/>Argumen fungsi<text:bookmark-end text:name="__RefHeading__2357_334226824"/></text:h>
      <text:p text:style-name="Text_20_body">Argumen fungsi bisa diberikan, tanpa harus menyebutkan tipe data. Apabila lebih dari 1 argumen, maka deretkanlah dengan dipisahkan oleh koma. <text:s/>Pemanggilan fungsi selanjutnya harus disesuaikan dengan argumen yang didefinisikan, kecuali default argument digunakan (lihat pembahasan berikutnya).</text:p>
      <text:p text:style-name="Text_20_body"/>
      <text:p text:style-name="Text_20_body">Contoh 1:</text:p>
      <text:p text:style-name="Text_20_body">&gt;&gt;&gt; def kuadrat(x): </text:p>
      <text:p text:style-name="Text_20_body">... <text:s text:c="4"/>return x*x </text:p>
      <text:p text:style-name="Text_20_body">... </text:p>
      <text:p text:style-name="Text_20_body">&gt;&gt;&gt; hasil=kuadrat(12) </text:p>
      <text:p text:style-name="Text_20_body"><text:soft-page-break/>&gt;&gt;&gt; print hasil </text:p>
      <text:p text:style-name="Text_20_body">144 </text:p>
      <text:p text:style-name="Text_20_body"/>
      <text:p text:style-name="Text_20_body">Contoh 2:</text:p>
      <text:p text:style-name="Text_20_body">&gt;&gt;&gt; def kali(a,b): </text:p>
      <text:p text:style-name="Text_20_body">... <text:s text:c="4"/>return a*b </text:p>
      <text:p text:style-name="Text_20_body">... </text:p>
      <text:p text:style-name="Text_20_body">&gt;&gt;&gt; hasil=kali(2,4) </text:p>
      <text:p text:style-name="Text_20_body">&gt;&gt;&gt; print hasil </text:p>
      <text:p text:style-name="Text_20_body">8 </text:p>
      <text:p text:style-name="Text_20_body"/>
      <text:p text:style-name="Text_20_body">Argumen juga bisa dipanggil dengan menyebutkan nama (keyword) pada parameter formal, sehingga dapat dipanggil dengan urutan yang tidak sesuai dengan saat deklarasi. Contoh:</text:p>
      <text:p text:style-name="Text_20_body"/>
      <text:p text:style-name="Text_20_body">&gt;&gt;&gt; def kali2(a,b): </text:p>
      <text:p text:style-name="Text_20_body">... <text:s text:c="4"/>print '(%d x %d) = %d' %(a, b, a*b) </text:p>
      <text:p text:style-name="Text_20_body">... </text:p>
      <text:p text:style-name="Text_20_body">&gt;&gt;&gt; kali2(b=20, a=10) </text:p>
      <text:p text:style-name="Text_20_body">(10 x 20) = 200 </text:p>
      <text:p text:style-name="Text_20_body">&gt;&gt;&gt; </text:p>
      <text:p text:style-name="Text_20_body"/>
      <text:p text:style-name="Text_20_body">Ketika menggunakan keyword argument, pastikan kesalahan-kesalahan seperti berikut tidak dilakukan:</text:p>
      <text:list xml:id="list4287533922174979029" text:style-name="L15">
        <text:list-item>
          <text:p text:style-name="P17">non-keyword argument diberikan keyword argument</text:p>
        </text:list-item>
        <text:list-item>
          <text:p text:style-name="P17">duplikasi argumen</text:p>
        </text:list-item>
        <text:list-item>
          <text:p text:style-name="P17">salah memberikan keyword</text:p>
        </text:list-item>
      </text:list>
      <text:p text:style-name="Text_20_body"/>
      <text:h text:style-name="Heading_20_2" text:outline-level="2"><text:bookmark-start text:name="__RefHeading__2359_334226824"/>Argumen default<text:bookmark-end text:name="__RefHeading__2359_334226824"/></text:h>
      <text:p text:style-name="Text_20_body">Argumen default memungkinkan pengguna fungsi untuk memanggil fungsi dengan argumen yang lebih sedikit/sederhana dalam kondisi normal, namun memiliki keleluasaan untuk memanggil fungsi dengan semua argumen diberikan. </text:p>
      <text:p text:style-name="Text_20_body"/>
      <text:p text:style-name="Text_20_body">Argumen default digunakan apabila sebuah argumen memiliki nilai tertentu yang umum (digunakan oleh pemanggil fungsi), namun tetap dimungkinkan untuk diberikan nilai lain.</text:p>
      <text:p text:style-name="Text_20_body"><text:soft-page-break/></text:p>
      <text:p text:style-name="Text_20_body">Argumen default sangat umum digunakan di Python. </text:p>
      <text:p text:style-name="Text_20_body"/>
      <text:p text:style-name="Text_20_body">Sebagai contoh, kita mendefinisikan sebuah fungsi cetak_nama, dengan dua argumen:</text:p>
      <text:list xml:id="list3680952670086916469" text:style-name="L16">
        <text:list-item>
          <text:p text:style-name="P18">name: nama yang akan dicetak</text:p>
        </text:list-item>
        <text:list-item>
          <text:p text:style-name="P18">prefix: prefix pencetakan</text:p>
        </text:list-item>
      </text:list>
      <text:p text:style-name="Text_20_body"/>
      <text:p text:style-name="Text_20_body">Dalam kondisi normal, fungsi akan selalu mencetak tulisan 'Nama Anda adalah ' (prefix) diikuti oleh name yang diberikan. Apabila prefix ingin diganti, pengguna fungsi tetap dapat melakukannya. </text:p>
      <text:p text:style-name="Text_20_body"/>
      <text:p text:style-name="Text_20_body">&gt;&gt;&gt; def cetak_nama(name, prefix='Nama Anda adalah '): </text:p>
      <text:p text:style-name="Text_20_body">... <text:s text:c="4"/>print prefix + name </text:p>
      <text:p text:style-name="Text_20_body">... </text:p>
      <text:p text:style-name="Text_20_body">&gt;&gt;&gt; cetak_nama('piton') </text:p>
      <text:p text:style-name="Text_20_body">Nama Anda adalah piton </text:p>
      <text:p text:style-name="Text_20_body">&gt;&gt;&gt; cetak_nama('piton','Nama=') </text:p>
      <text:p text:style-name="Text_20_body">Nama=piton </text:p>
      <text:p text:style-name="Text_20_body"/>
      <text:h text:style-name="Heading_20_2" text:outline-level="2"><text:bookmark-start text:name="__RefHeading__2361_334226824"/>Argumen *arg (tuple)<text:bookmark-end text:name="__RefHeading__2361_334226824"/></text:h>
      <text:p text:style-name="Text_20_body">Ketika parameter formal dituliskan dalam bentuk *arg, maka fungsi akan menerima argumen berupa tuple. Contoh:</text:p>
      <text:p text:style-name="Text_20_body"/>
      <text:p text:style-name="Text_20_body">&gt;&gt;&gt; def testt(*t): </text:p>
      <text:p text:style-name="Text_20_body">... <text:s text:c="4"/>for i in t: </text:p>
      <text:p text:style-name="Text_20_body">... <text:s text:c="8"/>print i </text:p>
      <text:p text:style-name="Text_20_body">... </text:p>
      <text:p text:style-name="Text_20_body">&gt;&gt;&gt; testt(1,2,3,4,5) </text:p>
      <text:p text:style-name="Text_20_body">1 </text:p>
      <text:p text:style-name="Text_20_body">2 </text:p>
      <text:p text:style-name="Text_20_body">3 </text:p>
      <text:p text:style-name="Text_20_body">4 </text:p>
      <text:p text:style-name="Text_20_body">5 </text:p>
      <text:p text:style-name="Text_20_body">&gt;&gt;&gt; testt('halo','apa','kabar') </text:p>
      <text:p text:style-name="Text_20_body"><text:soft-page-break/>halo </text:p>
      <text:p text:style-name="Text_20_body">apa </text:p>
      <text:p text:style-name="Text_20_body">kabar </text:p>
      <text:p text:style-name="Text_20_body"/>
      <text:p text:style-name="Text_20_body">Dengan cara seperti ini, jumlah argumen tidak didefinisikan secara kaku. </text:p>
      <text:p text:style-name="Text_20_body"/>
      <text:p text:style-name="P2"/>
      <text:h text:style-name="Heading_20_2" text:outline-level="2"><text:bookmark-start text:name="__RefHeading__2363_334226824"/>Argumen **arg (dictionary)<text:bookmark-end text:name="__RefHeading__2363_334226824"/></text:h>
      <text:p text:style-name="Text_20_body">Ketika parameter formal dituliskan dalam bentuk **arg, maka fungsi akan menerima argumen berupa dictionary. Contoh:</text:p>
      <text:p text:style-name="Text_20_body"/>
      <text:p text:style-name="Text_20_body">&gt;&gt;&gt; def testd(**arg): </text:p>
      <text:p text:style-name="Text_20_body">... <text:s text:c="4"/>keys = arg.keys() </text:p>
      <text:p text:style-name="Text_20_body">... <text:s text:c="4"/>for k in keys: </text:p>
      <text:p text:style-name="Text_20_body">... <text:s text:c="8"/>print '%s=&gt;%s' %(k, arg[k]) </text:p>
      <text:p text:style-name="Text_20_body">... </text:p>
      <text:p text:style-name="Text_20_body"/>
      <text:p text:style-name="Text_20_body">&gt;&gt;&gt; testd(nama='piton', umur=28, kabar='Baik') </text:p>
      <text:p text:style-name="Text_20_body">nama=&gt;piton </text:p>
      <text:p text:style-name="Text_20_body">kabar=&gt;Baik </text:p>
      <text:p text:style-name="Text_20_body">umur=&gt;28 </text:p>
      <text:p text:style-name="Text_20_body">&gt;&gt;&gt; </text:p>
      <text:p text:style-name="Text_20_body"/>
      <text:p text:style-name="Text_20_body">Dengan cara seperti ini, argumen tidak didefinisikan secara kaku. <text:span text:style-name="T24">Catatan mulai versi 2.6: pada saat pemanggilan fungsi dengan sintaks **, mapping lain bisa dipergunakan (tidak harus dictionary).</text:span></text:p>
      <text:p text:style-name="Text_20_body"/>
      <text:h text:style-name="P45" text:outline-level="1"><text:bookmark-start text:name="__RefHeading__2365_334226824"/>9. Class<text:bookmark-end text:name="__RefHeading__2365_334226824"/></text:h>
      <text:p text:style-name="Text_20_body">Berikut adalah sintaks class:</text:p>
      <text:p text:style-name="Text_20_body"/>
      <text:p text:style-name="Text_20_body">class &lt;class_name&gt; ([baseclasses]): </text:p>
      <text:p text:style-name="Text_20_body"><text:s text:c="4"/>&lt;statement&gt; </text:p>
      <text:p text:style-name="Text_20_body"><text:s text:c="4"/>&lt;statement&gt; </text:p>
      <text:p text:style-name="Text_20_body"><text:s text:c="4"/>... </text:p>
      <text:p text:style-name="Text_20_body"/>
      <text:p text:style-name="Text_20_body"/>
      <text:p text:style-name="Text_20_body"><text:span text:style-name="T1">Catatan</text:span>:</text:p>
      <text:list xml:id="list6042861738285020568" text:style-name="L17">
        <text:list-item>
          <text:p text:style-name="P19">Dideklarasikan dengan keyword class</text:p>
        </text:list-item>
        <text:list-item>
          <text:p text:style-name="P19">Class mendukung docstring seperti halnya fungsi</text:p>
        </text:list-item>
        <text:list-item>
          <text:p text:style-name="P19">setiap definisi method class akan menggunakan keyword self sebagai argumen pertama method, yang dapat digunakan untuk merujuk ke diri sendiri. </text:p>
        </text:list-item>
        <text:list-item>
          <text:p text:style-name="P19">Untuk merujuk ke anggota class, gunakanlah kata kunci self.</text:p>
        </text:list-item>
        <text:list-item>
          <text:p text:style-name="P19">Constructor class adalah method dengan nama __init__. </text:p>
        </text:list-item>
        <text:list-item>
          <text:p text:style-name="P19">Python mendukung multiple inheritance</text:p>
        </text:list-item>
        <text:list-item>
          <text:p text:style-name="P19">Python menggunakan name mangling untuk identifier yang diawali oleh paling tidak dua underscore dan diakhiri paling banyak satu underscore. Name mangling tersebut dapat digunakan sebagai 'private variable'. </text:p>
        </text:list-item>
        <text:list-item>
          <text:p text:style-name="P19">Mengenal dua tipe class: old-style (classic) dan new-style (diperkenalkan sejak Python versi 2.2). Default adalah old-style pada python 2.x. Untuk membuat class new-style, gunakan base class berupa class new-style atau <text:span text:style-name="T3">object</text:span> (apabila base class tidak diperlukan). </text:p>
        </text:list-item>
      </text:list>
      <text:p text:style-name="Text_20_body"/>
      <text:p text:style-name="Text_20_body"><text:span text:style-name="T1">Contoh 1, class kosong</text:span>:</text:p>
      <text:p text:style-name="Text_20_body">&gt;&gt;&gt; class MyClass1: </text:p>
      <text:p text:style-name="Text_20_body">... <text:s text:c="4"/>pass </text:p>
      <text:p text:style-name="Text_20_body">... </text:p>
      <text:p text:style-name="Text_20_body">&gt;&gt;&gt; c1 = MyClass1() </text:p>
      <text:p text:style-name="Text_20_body">&gt;&gt;&gt; type(c1) </text:p>
      <text:p text:style-name="Text_20_body">&lt;type 'instance'&gt; </text:p>
      <text:p text:style-name="Text_20_body">&gt;&gt;&gt; c1 </text:p>
      <text:p text:style-name="Text_20_body">&lt;__main__.MyClass1 instance at 0xb7bf1fcc&gt; </text:p>
      <text:p text:style-name="Text_20_body"/>
      <text:p text:style-name="Text_20_body"><text:soft-page-break/><text:span text:style-name="T1">Contoh 2, class dengan docstring dan constructor</text:span>:</text:p>
      <text:p text:style-name="Text_20_body">&gt;&gt;&gt; class MyClass2: </text:p>
      <text:p text:style-name="Text_20_body">... <text:s text:c="4"/>'keterangan MyClass2' </text:p>
      <text:p text:style-name="Text_20_body">... <text:s text:c="4"/>def __init__(self, x): </text:p>
      <text:p text:style-name="Text_20_body">... <text:s text:c="8"/>print 'Inisialisasi...' </text:p>
      <text:p text:style-name="Text_20_body">... <text:s text:c="8"/>print x <text:s text:c="3"/></text:p>
      <text:p text:style-name="Text_20_body">... </text:p>
      <text:p text:style-name="Text_20_body">&gt;&gt;&gt; c2 = MyClass2(10) </text:p>
      <text:p text:style-name="Text_20_body">Inisialisasi... </text:p>
      <text:p text:style-name="Text_20_body">10 </text:p>
      <text:p text:style-name="Text_20_body">&gt;&gt;&gt; c2.__doc__ </text:p>
      <text:p text:style-name="Text_20_body">'keterangan MyClass2' </text:p>
      <text:p text:style-name="Text_20_body">&gt;&gt;&gt; </text:p>
      <text:p text:style-name="Text_20_body"/>
      <text:p text:style-name="Text_20_body"/>
      <text:p text:style-name="Text_20_body"><text:span text:style-name="T1">Contoh 3, atribut class</text:span>:</text:p>
      <text:p text:style-name="Text_20_body">&gt;&gt;&gt; class MyClass3: </text:p>
      <text:p text:style-name="Text_20_body">... <text:s text:c="4"/>def __init__(self, x): </text:p>
      <text:p text:style-name="Text_20_body">... <text:s text:c="8"/>self.x = x </text:p>
      <text:p text:style-name="Text_20_body">... <text:s text:c="4"/>def method1(self): </text:p>
      <text:p text:style-name="Text_20_body">... <text:s text:c="8"/>print '-' * self.x </text:p>
      <text:p text:style-name="Text_20_body">... <text:s text:c="4"/>def method2(self): </text:p>
      <text:p text:style-name="Text_20_body">... <text:s text:c="8"/>self.method1() </text:p>
      <text:p text:style-name="Text_20_body">... </text:p>
      <text:p text:style-name="Text_20_body">&gt;&gt;&gt; c3 = MyClass3(5) </text:p>
      <text:p text:style-name="Text_20_body">&gt;&gt;&gt; c3.x </text:p>
      <text:p text:style-name="Text_20_body">5 </text:p>
      <text:p text:style-name="Text_20_body">&gt;&gt;&gt; c3.method1() </text:p>
      <text:p text:style-name="Text_20_body">----- </text:p>
      <text:p text:style-name="Text_20_body">&gt;&gt;&gt; c3.x = 10 </text:p>
      <text:p text:style-name="Text_20_body">&gt;&gt;&gt; c3.method1() </text:p>
      <text:p text:style-name="Text_20_body">---------- </text:p>
      <text:p text:style-name="Text_20_body">&gt;&gt;&gt; c3.method2() </text:p>
      <text:p text:style-name="Text_20_body">---------- </text:p>
      <text:p text:style-name="Text_20_body">&gt;&gt;&gt; </text:p>
      <text:p text:style-name="Text_20_body"><text:soft-page-break/></text:p>
      <text:p text:style-name="Text_20_body"/>
      <text:p text:style-name="Text_20_body"><text:span text:style-name="T1">Contoh 4, inheritance sederhana</text:span>:</text:p>
      <text:p text:style-name="Text_20_body">&gt;&gt;&gt; class Base: </text:p>
      <text:p text:style-name="Text_20_body">... <text:s text:c="4"/>def method1(self): </text:p>
      <text:p text:style-name="Text_20_body">... <text:s text:c="8"/>print 'base....' </text:p>
      <text:p text:style-name="Text_20_body">... </text:p>
      <text:p text:style-name="Text_20_body">&gt;&gt;&gt; class Derived1(Base): </text:p>
      <text:p text:style-name="Text_20_body">... <text:s text:c="4"/>def method2(self): </text:p>
      <text:p text:style-name="Text_20_body">... <text:s text:c="8"/>print 'derived1...' </text:p>
      <text:p text:style-name="Text_20_body">... </text:p>
      <text:p text:style-name="Text_20_body">&gt;&gt;&gt; class Derived2(Base): </text:p>
      <text:p text:style-name="Text_20_body">... <text:s text:c="4"/>def method1(self): </text:p>
      <text:p text:style-name="Text_20_body">... <text:s text:c="8"/>print 'method1 of derived2...' </text:p>
      <text:p text:style-name="Text_20_body">... <text:s text:c="4"/>def method2(self): </text:p>
      <text:p text:style-name="Text_20_body">... <text:s text:c="8"/>print 'derived2...' </text:p>
      <text:p text:style-name="Text_20_body">... </text:p>
      <text:p text:style-name="Text_20_body">&gt;&gt;&gt; c4 = Derived1() </text:p>
      <text:p text:style-name="Text_20_body">&gt;&gt;&gt; c4.method1() </text:p>
      <text:p text:style-name="Text_20_body">base.... </text:p>
      <text:p text:style-name="Text_20_body">&gt;&gt;&gt; c4.method2() </text:p>
      <text:p text:style-name="Text_20_body">derived1... </text:p>
      <text:p text:style-name="Text_20_body">&gt;&gt;&gt; </text:p>
      <text:p text:style-name="Text_20_body">&gt;&gt;&gt; c5 = Derived2() </text:p>
      <text:p text:style-name="Text_20_body">&gt;&gt;&gt; c5.method1() </text:p>
      <text:p text:style-name="Text_20_body">method1 of derived2... </text:p>
      <text:p text:style-name="Text_20_body">&gt;&gt;&gt; c5.method2() </text:p>
      <text:p text:style-name="Text_20_body">derived2... </text:p>
      <text:p text:style-name="Text_20_body">&gt;&gt;&gt; </text:p>
      <text:p text:style-name="Text_20_body"/>
      <text:p text:style-name="Text_20_body">Catatan: <text:span text:style-name="T25">pada class new-style, super() bisa digunakan untuk merefer ke class parent.</text:span></text:p>
      <text:p text:style-name="Text_20_body"/>
      <text:p text:style-name="Text_20_body"/>
      <text:p text:style-name="Text_20_body"><text:span text:style-name="T1">Contoh 5, name mangling sederhana</text:span>:</text:p>
      <text:p text:style-name="Text_20_body"><text:soft-page-break/>&gt;&gt;&gt; class Mangling: </text:p>
      <text:p text:style-name="Text_20_body">... <text:s text:c="4"/>def __init__(self, x): </text:p>
      <text:p text:style-name="Text_20_body">... <text:s text:c="8"/>self.__x = x </text:p>
      <text:p text:style-name="Text_20_body">... <text:s text:c="4"/>def method1(self): </text:p>
      <text:p text:style-name="Text_20_body">... <text:s text:c="8"/>print self.__x </text:p>
      <text:p text:style-name="Text_20_body">... </text:p>
      <text:p text:style-name="Text_20_body">&gt;&gt;&gt; c6 = Mangling(10) </text:p>
      <text:p text:style-name="Text_20_body">&gt;&gt;&gt; c6.__x </text:p>
      <text:p text:style-name="Text_20_body">Traceback (most recent call last): </text:p>
      <text:p text:style-name="Text_20_body"><text:s text:c="2"/>File "&lt;stdin&gt;", line 1, in &lt;module&gt; </text:p>
      <text:p text:style-name="Text_20_body">AttributeError: Mangling instance has no attribute '__x' </text:p>
      <text:p text:style-name="Text_20_body">&gt;&gt;&gt; c6.method1() </text:p>
      <text:p text:style-name="Text_20_body">10 </text:p>
      <text:p text:style-name="Text_20_body">&gt;&gt;&gt; c6.__x=20 </text:p>
      <text:p text:style-name="Text_20_body">&gt;&gt;&gt; c6.method1() </text:p>
      <text:p text:style-name="Text_20_body">10 </text:p>
      <text:p text:style-name="Text_20_body">&gt;&gt;&gt;</text:p>
      <text:p text:style-name="Text_20_body"/>
      <text:p text:style-name="Text_20_body"><text:span text:style-name="T1">Contoh 6, class sebagai struct/record</text:span>:</text:p>
      <text:p text:style-name="Text_20_body">&gt;&gt;&gt; class Struct1: </text:p>
      <text:p text:style-name="Text_20_body">... <text:s text:c="4"/>pass </text:p>
      <text:p text:style-name="Text_20_body">... </text:p>
      <text:p text:style-name="Text_20_body">&gt;&gt;&gt; c7 = Struct1() </text:p>
      <text:p text:style-name="Text_20_body">&gt;&gt;&gt; c7.name = 'test' </text:p>
      <text:p text:style-name="Text_20_body">&gt;&gt;&gt; c7.address = 'test address' </text:p>
      <text:p text:style-name="Text_20_body">&gt;&gt;&gt; </text:p>
      <text:p text:style-name="Text_20_body">&gt;&gt;&gt; print c7.name </text:p>
      <text:p text:style-name="Text_20_body">test </text:p>
      <text:p text:style-name="Text_20_body">&gt;&gt;&gt; print c7.address </text:p>
      <text:p text:style-name="Text_20_body">test address </text:p>
      <text:h text:style-name="P45" text:outline-level="1"><text:bookmark-start text:name="__RefHeading__2367_334226824"/>10. Modul-modul<text:bookmark-end text:name="__RefHeading__2367_334226824"/></text:h>
      <text:p text:style-name="Text_20_body">Python datang dengan sangat baik modul siap pakai. Pengguna juga dapat menginstall modul tambahan dari pihak ketiga, ataupun menggunakan modul yang dibuat sendiri. Modul-modul bisa pula dikelompokkan menjadi package. </text:p>
      <text:p text:style-name="Text_20_body"/>
      <text:p text:style-name="Text_20_body">Modul dapat digunakan setelah diimport. Contoh penggunaan modul os untuk mendapatkan nama os:</text:p>
      <text:p text:style-name="Text_20_body"/>
      <text:p text:style-name="Text_20_body">&gt;&gt;&gt; import os </text:p>
      <text:p text:style-name="Text_20_body">&gt;&gt;&gt; os.name </text:p>
      <text:p text:style-name="Text_20_body">'posix' </text:p>
      <text:p text:style-name="Text_20_body"/>
      <text:p text:style-name="Text_20_body">Nama yang lebih pendek bisa digunakan, dengan import &lt;module&gt; as &lt;alias&gt;, sebagai contoh:</text:p>
      <text:p text:style-name="Text_20_body">&gt;&gt;&gt; import platform as p </text:p>
      <text:p text:style-name="Text_20_body">&gt;&gt;&gt; p.uname() </text:p>
      <text:p text:style-name="Text_20_body">('Linux', 'nop1', '2.6.21.5-smp', '#2 SMP Tue Jun 19 14:58:11 CDT 2007', 'i686', 'Intel(R) Celeron(R) CPU 2.50GHz') </text:p>
      <text:p text:style-name="Text_20_body">&gt;&gt;&gt; </text:p>
      <text:p text:style-name="Text_20_body"/>
      <text:p text:style-name="Text_20_body">Statement import selengkapnya:</text:p>
      <text:list xml:id="list7545062923455109993" text:style-name="L18">
        <text:list-item>
          <text:p text:style-name="P20">import &lt;module&gt; [as &lt;name&gt;] (, &lt;module&gt; [as &lt;name&gt;] )</text:p>
        </text:list-item>
        <text:list-item>
          <text:p text:style-name="P20">from &lt;relative_module&gt; import &lt;identifier&gt; [as &lt;name&gt;] (, &lt;identifier&gt; [as &lt;name&gt;] )</text:p>
        </text:list-item>
        <text:list-item>
          <text:p text:style-name="P20">from &lt;relative_module&gt; import (&lt;identifier&gt; [as &lt;name&gt;] (, &lt;identifier&gt; [as &lt;name&gt;] )... [,])</text:p>
        </text:list-item>
        <text:list-item>
          <text:p text:style-name="P20">from &lt;module&gt; import *</text:p>
        </text:list-item>
      </text:list>
      <text:p text:style-name="Text_20_body"/>
      <text:p text:style-name="P2"/>
      <text:h text:style-name="Heading_20_2" text:outline-level="2"><text:bookmark-start text:name="__RefHeading__2369_334226824"/>Contoh modul<text:bookmark-end text:name="__RefHeading__2369_334226824"/></text:h>
      <text:p text:style-name="Text_20_body">Beberapa contoh modul:</text:p>
      <text:list xml:id="list7172712003599680248" text:style-name="L19">
        <text:list-item>
          <text:p text:style-name="P21">time : bekerja dengan waktu, contoh:</text:p>
        </text:list-item>
      </text:list>
      <text:list xml:id="list8576374719428126842" text:style-name="L20">
        <text:list-item>
          <text:p text:style-name="P22">Epoch = waktu dimulai (1 Januari 1970, pukul 00:00)</text:p>
        </text:list-item>
        <text:list-item>
          <text:p text:style-name="P22">Dapatkan detik sejak epoch:</text:p>
          <text:list>
            <text:list-item>
              <text:p text:style-name="P22">time.time() <text:s/></text:p>
              <text:list>
                <text:list-item>
                  <text:p text:style-name="P22"><text:soft-page-break/>1228025944.210458 </text:p>
                </text:list-item>
              </text:list>
            </text:list-item>
          </text:list>
        </text:list-item>
        <text:list-item>
          <text:p text:style-name="P22">Informasi detil waktu sejak epoch (GMT):</text:p>
          <text:list>
            <text:list-item>
              <text:p text:style-name="P22">time.gmtime(-100000000) </text:p>
              <text:list>
                <text:list-item>
                  <text:p text:style-name="P22">(1966, 10, 31, 14, 13, 20, 0, 304, 0) </text:p>
                </text:list-item>
              </text:list>
            </text:list-item>
            <text:list-item>
              <text:p text:style-name="P22">time.gmtime(0) </text:p>
              <text:list>
                <text:list-item>
                  <text:p text:style-name="P22">(1970, 1, 1, 0, 0, 0, 3, 1, 0) </text:p>
                </text:list-item>
              </text:list>
            </text:list-item>
            <text:list-item>
              <text:p text:style-name="P22">time.gmtime() </text:p>
              <text:list>
                <text:list-item>
                  <text:p text:style-name="P22">(2008, 11, 30, 6, 19, 48, 6, 335, 0) </text:p>
                </text:list-item>
              </text:list>
            </text:list-item>
          </text:list>
        </text:list-item>
        <text:list-item>
          <text:p text:style-name="P22">Informasi detil waktu sejak epoch (lokal):</text:p>
          <text:list>
            <text:list-item>
              <text:p text:style-name="P22">time.localtime() </text:p>
              <text:list>
                <text:list-item>
                  <text:p text:style-name="P22">(2008, 11, 30, 15, 43, 36, 6, 335, 0) </text:p>
                </text:list-item>
              </text:list>
            </text:list-item>
          </text:list>
        </text:list-item>
        <text:list-item>
          <text:p text:style-name="P22">Parse time dari string (format bisa baca referensi modul time)</text:p>
          <text:list>
            <text:list-item>
              <text:p text:style-name="P22">time.strptime('2008-11-12', '%Y-%m-%d') </text:p>
              <text:list>
                <text:list-item>
                  <text:p text:style-name="P22">(2008, 11, 12, 0, 0, 0, 2, 317, -1)</text:p>
                </text:list-item>
              </text:list>
            </text:list-item>
          </text:list>
        </text:list-item>
        <text:list-item>
          <text:p text:style-name="P22">Mengembalikan string time dari detik sejak epoch (lokal):</text:p>
          <text:list>
            <text:list-item>
              <text:p text:style-name="P22">time.ctime(1000) </text:p>
              <text:list>
                <text:list-item>
                  <text:p text:style-name="P22">'Thu Jan <text:s/>1 07:16:40 1970' </text:p>
                </text:list-item>
              </text:list>
            </text:list-item>
          </text:list>
        </text:list-item>
        <text:list-item>
          <text:p text:style-name="P22">Mengembalikan string time dari sequence time (lokal):</text:p>
          <text:list>
            <text:list-item>
              <text:p text:style-name="P22">time.asctime((2008,10,11,23,11,22,0,0,0)) </text:p>
              <text:list>
                <text:list-item>
                  <text:p text:style-name="P22">'Mon Oct 11 23:11:22 2008' </text:p>
                </text:list-item>
              </text:list>
            </text:list-item>
          </text:list>
        </text:list-item>
        <text:list-item>
          <text:p text:style-name="P22">Mengembalikan detik sejak epoch dari sequence time (lokal):</text:p>
          <text:list>
            <text:list-item>
              <text:p text:style-name="P22">time.mktime((2008,10,11,23,11,22,0,0,0)) </text:p>
              <text:list>
                <text:list-item>
                  <text:p text:style-name="P22">1223741482.0 </text:p>
                </text:list-item>
              </text:list>
            </text:list-item>
          </text:list>
        </text:list-item>
        <text:list-item>
          <text:p text:style-name="P22">Memformat waktu dari sequence time (GMT atau lokal, bacalah referensi modul time):</text:p>
          <text:list>
            <text:list-item>
              <text:p text:style-name="P22">time.strftime('%d-%m-%Y', time.localtime(1000000000)) </text:p>
              <text:list>
                <text:list-item>
                  <text:p text:style-name="P22">'09-09-2001'</text:p>
                </text:list-item>
              </text:list>
            </text:list-item>
          </text:list>
        </text:list-item>
        <text:list-item>
          <text:p text:style-name="P22">Dapatkan nama timezone (gunakan index 0, apabila non-DST):</text:p>
          <text:list>
            <text:list-item>
              <text:p text:style-name="P22">time.tzname</text:p>
              <text:list>
                <text:list-item>
                  <text:p text:style-name="P22">('WIT', 'WIT')</text:p>
                </text:list-item>
              </text:list>
            </text:list-item>
          </text:list>
        </text:list-item>
        <text:list-item>
          <text:p text:style-name="P22">Dapatkan selisih detik dari GMT:</text:p>
          <text:list>
            <text:list-item>
              <text:p text:style-name="P22">time.timezone</text:p>
              <text:list>
                <text:list-item>
                  <text:p text:style-name="P22">-25200</text:p>
                </text:list-item>
              </text:list>
            </text:list-item>
          </text:list>
        </text:list-item>
        <text:list-item>
          <text:p text:style-name="P22">Menunda eksekusi selama beberapa waktu tertentu (dalam detik):</text:p>
          <text:list>
            <text:list-item>
              <text:p text:style-name="P22">time.sleep(1)</text:p>
            </text:list-item>
            <text:list-item>
              <text:p text:style-name="P22"><text:soft-page-break/>time.sleep(0.5)</text:p>
            </text:list-item>
          </text:list>
        </text:list-item>
      </text:list>
      <text:list xml:id="list25841812010308" text:continue-list="list7172712003599680248" text:style-name="L19">
        <text:list-item text:start-value="1">
          <text:p text:style-name="P21">random : bekerja dengan bilangan acak, contoh:</text:p>
          <text:list>
            <text:list-item>
              <text:p text:style-name="P21">Mendapatkan bilangan acak antara 0.0 dan 1.0:</text:p>
              <text:list>
                <text:list-item>
                  <text:p text:style-name="P21">random.random() </text:p>
                  <text:list>
                    <text:list-item>
                      <text:p text:style-name="P21">0.47981142386967368</text:p>
                    </text:list-item>
                  </text:list>
                </text:list-item>
              </text:list>
            </text:list-item>
            <text:list-item>
              <text:p text:style-name="P21">Mendapatkan bilangan acak antara dua integer (termasuk):</text:p>
              <text:list>
                <text:list-item>
                  <text:p text:style-name="P21">random.randint(1000,9999) </text:p>
                  <text:list>
                    <text:list-item>
                      <text:p text:style-name="P21">9923</text:p>
                    </text:list-item>
                  </text:list>
                </text:list-item>
              </text:list>
            </text:list-item>
            <text:list-item>
              <text:p text:style-name="P21">Memilih bilangan acak dari range():</text:p>
              <text:list>
                <text:list-item>
                  <text:p text:style-name="P21">random.randrange(1, 100, 2) </text:p>
                  <text:list>
                    <text:list-item>
                      <text:p text:style-name="P21">51</text:p>
                    </text:list-item>
                  </text:list>
                </text:list-item>
              </text:list>
            </text:list-item>
            <text:list-item>
              <text:p text:style-name="P21">Memilih bilangan acak dari sequence:</text:p>
              <text:list>
                <text:list-item>
                  <text:p text:style-name="P21">random.choice([1,2,3,4]) </text:p>
                  <text:list>
                    <text:list-item>
                      <text:p text:style-name="P21">2</text:p>
                    </text:list-item>
                  </text:list>
                </text:list-item>
              </text:list>
            </text:list-item>
            <text:list-item>
              <text:p text:style-name="P21">Mengacak sequence:</text:p>
              <text:list>
                <text:list-item>
                  <text:p text:style-name="P21">x=[1,2,3,4,5,6] </text:p>
                </text:list-item>
                <text:list-item>
                  <text:p text:style-name="P21">random.shuffle(x) </text:p>
                </text:list-item>
                <text:list-item>
                  <text:p text:style-name="P21">x </text:p>
                </text:list-item>
              </text:list>
            </text:list-item>
          </text:list>
        </text:list-item>
      </text:list>
      <text:list xml:id="list8672720509356414696" text:style-name="L21">
        <text:list-item>
          <text:list>
            <text:list-item>
              <text:list>
                <text:list-item>
                  <text:p text:style-name="P43">[1, 4, 2, 5, 3, 6] </text:p>
                </text:list-item>
              </text:list>
            </text:list-item>
          </text:list>
        </text:list-item>
      </text:list>
      <text:list xml:id="list25840534044468" text:continue-list="list25841812010308" text:style-name="L19">
        <text:list-item text:start-value="1">
          <text:p text:style-name="P21">sys: akses ke objek yang digunakan atau berhubungan dengan interpreter</text:p>
          <text:list>
            <text:list-item>
              <text:p text:style-name="P21">contoh: argv, maxint, version, platform, prefix, executable</text:p>
            </text:list-item>
          </text:list>
        </text:list-item>
        <text:list-item>
          <text:p text:style-name="P21">os : rutin sistem operasi</text:p>
          <text:list>
            <text:list-item>
              <text:p text:style-name="P21">contoh: path, name</text:p>
            </text:list-item>
          </text:list>
        </text:list-item>
        <text:list-item>
          <text:p text:style-name="P21">platform : identitas platform</text:p>
          <text:list>
            <text:list-item>
              <text:p text:style-name="P21">contoh: uname, system</text:p>
            </text:list-item>
          </text:list>
        </text:list-item>
        <text:list-item>
          <text:p text:style-name="P21">datetime : bekerja dengan tipe datetime</text:p>
        </text:list-item>
        <text:list-item>
          <text:p text:style-name="P21">calendar : fungsi pencetakan kalender</text:p>
        </text:list-item>
      </text:list>
      <text:list xml:id="list2136964008960117741" text:style-name="L22">
        <text:list-item>
          <text:p text:style-name="P23">math: fungsi-fungsi matematika</text:p>
        </text:list-item>
        <text:list-item>
          <text:p text:style-name="P23">base64: encoding Base16, Base32, Base64</text:p>
        </text:list-item>
        <text:list-item>
          <text:p text:style-name="P23">hashlib: <text:span text:style-name="T26">(versi 2.5 ke atas) secure hash dan message digest seperti SHA1/SHA224/SHA256/SHA384/SHA512 dan MD5</text:span></text:p>
        </text:list-item>
        <text:list-item>
          <text:p text:style-name="P23">binascii: konversi binary-ascii</text:p>
        </text:list-item>
        <text:list-item>
          <text:p text:style-name="P23">csv: baca tulis file csv</text:p>
        </text:list-item>
        <text:list-item>
          <text:p text:style-name="P23">glob: pathname pattern expansion</text:p>
        </text:list-item>
        <text:list-item>
          <text:p text:style-name="P23">linecache: akses ke baris tertentu dalam file</text:p>
        </text:list-item>
        <text:list-item>
          <text:p text:style-name="P23"><text:soft-page-break/>shutil: operasi file</text:p>
        </text:list-item>
        <text:list-item>
          <text:p text:style-name="P23">tarfile: bekerja dengan file tar, tar.gz dan tar.bz2</text:p>
        </text:list-item>
      </text:list>
      <text:p text:style-name="Text_20_body"/>
      <text:p text:style-name="Text_20_body">Selengkapnya, lihatlah index modul pada dokumentasi Python. </text:p>
      <text:list xml:id="list5187316103450690129" text:style-name="L23">
        <text:list-header>
          <text:p text:style-name="P5"/>
        </text:list-header>
      </text:list>
      <text:h text:style-name="Heading_20_2" text:outline-level="2" text:is-list-header="true"><text:bookmark-start text:name="__RefHeading__2371_334226824"/>Search path<text:bookmark-end text:name="__RefHeading__2371_334226824"/></text:h>
      <text:p text:style-name="Text_20_body">Ketika suatu modul diimport, Python akan mencari ke:</text:p>
      <text:list xml:id="list2849845081296415817" text:style-name="L24">
        <text:list-item>
          <text:p text:style-name="P24">direktori aktif</text:p>
        </text:list-item>
        <text:list-item>
          <text:p text:style-name="P24">daftar direktori pada variabel PYTHONPATH</text:p>
        </text:list-item>
        <text:list-item>
          <text:p text:style-name="P24">default path, lokasi instalasi python </text:p>
        </text:list-item>
      </text:list>
      <text:p text:style-name="Text_20_body"/>
      <text:p text:style-name="P36">Mulai versi 2.6, per-user site-packages didukung. Untuk informasi selengkapnya, bacalah juga environment variable PYTHONUSERBASE dan PYTHONNOUSERSITE. </text:p>
      <text:p text:style-name="Text_20_body"/>
      <text:h text:style-name="Heading_20_2" text:outline-level="2"><text:bookmark-start text:name="__RefHeading__2373_334226824"/>Compiled module<text:bookmark-end text:name="__RefHeading__2373_334226824"/></text:h>
      <text:p text:style-name="Text_20_body">Ketika suatu modul berhasil diimport, versi byte-compiled modul (file bernama sama dengan modul, namun dengan ekstensi .pyc/.<text:span text:style-name="T27">pyo</text:span>) akan coba dibuat. File byte-compiled tersebut dapat diload lebih cepat.</text:p>
      <text:p text:style-name="Text_20_body"/>
      <text:p text:style-name="Text_20_body">Mulai versi 2.6, pembuatan .pyc/.pyo bisa dicegah dengan <text:span text:style-name="T28">switch -B, atau environment variabel PYTHONDONTWRITEBYTECODE. </text:span></text:p>
      <text:p text:style-name="Text_20_body"/>
      <text:h text:style-name="Heading_20_2" text:outline-level="2"><text:bookmark-start text:name="__RefHeading__2375_334226824"/>Nama module<text:bookmark-end text:name="__RefHeading__2375_334226824"/></text:h>
      <text:p text:style-name="Text_20_body">Setiap modul python memiliki nama masing-masing, yang dapat diakses dari properti __name__. Contoh:</text:p>
      <text:p text:style-name="Text_20_body">&gt;&gt;&gt; import os </text:p>
      <text:p text:style-name="Text_20_body">&gt;&gt;&gt; os.__name__ </text:p>
      <text:p text:style-name="Text_20_body">'os' </text:p>
      <text:p text:style-name="Text_20_body">&gt;&gt;&gt; import random </text:p>
      <text:p text:style-name="Text_20_body">&gt;&gt;&gt; random.__name__ </text:p>
      <text:p text:style-name="Text_20_body">'random' </text:p>
      <text:p text:style-name="Text_20_body"/>
      <text:p text:style-name="Text_20_body">Sebuah nama spesial __main__ akan didefinisikan apabila modul dijalankan <text:soft-page-break/>standalone. Dengan memeriksa apakah __name__ == '__main__', kita bisa memeriksa apakah modul diimport atau dijalankan standalone. </text:p>
      <text:p text:style-name="Text_20_body"/>
      <text:p text:style-name="Text_20_body">Contoh:</text:p>
      <text:p text:style-name="Text_20_body">$ cat module1.py </text:p>
      <text:p text:style-name="Text_20_body">#!/usr/bin/env python </text:p>
      <text:p text:style-name="Text_20_body"/>
      <text:p text:style-name="Text_20_body">if __name__ == '__main__': </text:p>
      <text:p text:style-name="Text_20_body"><text:s text:c="4"/>print 'Dijalankan standalone' </text:p>
      <text:p text:style-name="Text_20_body">else: </text:p>
      <text:p text:style-name="Text_20_body"><text:s text:c="4"/>print 'Diimport' </text:p>
      <text:p text:style-name="Text_20_body"/>
      <text:p text:style-name="Text_20_body">$ python module1.py </text:p>
      <text:p text:style-name="Text_20_body">Dijalankan standalone </text:p>
      <text:p text:style-name="Text_20_body"/>
      <text:p text:style-name="Text_20_body">&gt;&gt;&gt; import module1 </text:p>
      <text:p text:style-name="Text_20_body">Diimport </text:p>
      <text:h text:style-name="P45" text:outline-level="1"><text:bookmark-start text:name="__RefHeading__2377_334226824"/>11. Exception<text:bookmark-end text:name="__RefHeading__2377_334226824"/></text:h>
      <text:p text:style-name="Text_20_body">Kerjakan apa yang ingin dikerjakan, dan apabila terjadi kesalahan, kita siapkan handlernya. </text:p>
      <text:p text:style-name="Text_20_body"/>
      <text:h text:style-name="Heading_20_2" text:outline-level="2"><text:bookmark-start text:name="__RefHeading__2379_334226824"/>Try...except...finally<text:bookmark-end text:name="__RefHeading__2379_334226824"/></text:h>
      <text:p text:style-name="Text_20_body">Sintaks try...except...finally:</text:p>
      <text:p text:style-name="Text_20_body"/>
      <text:p text:style-name="Text_20_body">try: </text:p>
      <text:p text:style-name="Text_20_body"><text:s text:c="4"/>&lt;statement&gt; </text:p>
      <text:p text:style-name="Text_20_body"><text:s text:c="4"/>&lt;statement&gt; </text:p>
      <text:p text:style-name="Text_20_body"><text:s text:c="4"/>... </text:p>
      <text:p text:style-name="Text_20_body">except [expression [, target]]: </text:p>
      <text:p text:style-name="Text_20_body"><text:s text:c="4"/>&lt;statement&gt; </text:p>
      <text:p text:style-name="Text_20_body"><text:s text:c="4"/>&lt;statement&gt; </text:p>
      <text:p text:style-name="Text_20_body"><text:s text:c="4"/>... </text:p>
      <text:p text:style-name="Text_20_body">[else: </text:p>
      <text:p text:style-name="Text_20_body"><text:s text:c="4"/>&lt;statement&gt; </text:p>
      <text:p text:style-name="Text_20_body"><text:s text:c="4"/>&lt;statement&gt; </text:p>
      <text:p text:style-name="Text_20_body">] </text:p>
      <text:p text:style-name="Text_20_body">[finally: </text:p>
      <text:p text:style-name="Text_20_body"><text:s text:c="4"/>&lt;statement&gt; </text:p>
      <text:p text:style-name="Text_20_body"><text:s text:c="4"/>&lt;statement&gt; </text:p>
      <text:p text:style-name="Text_20_body">] </text:p>
      <text:p text:style-name="Text_20_body"/>
      <text:p text:style-name="Text_20_body"><text:span text:style-name="T1">Alur kerja</text:span>:</text:p>
      <text:list xml:id="list6440385986533130043" text:style-name="L25">
        <text:list-item>
          <text:p text:style-name="P25">Statement diantara try dan except akan dikerjakan</text:p>
        </text:list-item>
        <text:list-item>
          <text:p text:style-name="P25">Apabila tidak terdapat kesalahan, maka klausa except akan dilewati</text:p>
        </text:list-item>
        <text:list-item>
          <text:p text:style-name="P25">Apabila terjadi kesalahan, sisa perintah yang masih ada di dalam try akan dilewati dan apabila exception yang bersesuaian ditemukan, maka klausa except tersebut akan dikerjakan. </text:p>
        </text:list-item>
        <text:list-item>
          <text:p text:style-name="P25">Apabila terjadi kesalahan namun tidak dihandle, maka secara otomatis, akan dilewatkan ke blok try yang lebih luar, dan apabila tidak dihandle juga, maka kesalahan tersebut merupakan unhandled exception dan eksekusi akan berhenti sesuai dengan kesalahannya. </text:p>
        </text:list-item>
      </text:list>
      <text:p text:style-name="Text_20_body"/>
      <text:p text:style-name="Text_20_body"><text:soft-page-break/><text:span text:style-name="T1">Catatan</text:span>: </text:p>
      <text:list xml:id="list7061601155160183387" text:style-name="L26">
        <text:list-item>
          <text:p text:style-name="P26">Klausa else akan dikerjakan, apabila diberikan, dan tidak ada kesalahan yang terjadi. Berguna untuk perintah yang akan dikerjakan apabila exception tidak terjadi. </text:p>
        </text:list-item>
        <text:list-item>
          <text:p text:style-name="P26">try...except...finally <text:s/>berlaku mulai Python v2.5. Sebelumnya, try..except harus ditempatkan bersarang di try...finally</text:p>
        </text:list-item>
        <text:list-item>
          <text:p text:style-name="P26">Untuk menangani lebih dari satu exception pada satu waktu, deretkanlah ke dalam <text:span text:style-name="T29">satu </text:span>tuple (versi 2.6 ke atas). </text:p>
        </text:list-item>
      </text:list>
      <text:p text:style-name="Text_20_body"/>
      <text:p text:style-name="Text_20_body"><text:span text:style-name="T1">Contoh tanpa exception</text:span>:</text:p>
      <text:p text:style-name="Text_20_body">&gt;&gt;&gt; 1/0 </text:p>
      <text:p text:style-name="Text_20_body">Traceback (most recent call last): </text:p>
      <text:p text:style-name="Text_20_body"><text:s text:c="2"/>File "&lt;stdin&gt;", line 1, in &lt;module&gt; </text:p>
      <text:p text:style-name="Text_20_body">ZeroDivisionError: integer division or modulo by zero </text:p>
      <text:p text:style-name="Text_20_body"/>
      <text:p text:style-name="Text_20_body"><text:span text:style-name="T1">Contoh dengan exception sederhana</text:span>:</text:p>
      <text:p text:style-name="Text_20_body">&gt;&gt;&gt; try: </text:p>
      <text:p text:style-name="Text_20_body">... <text:s text:c="4"/>1/0 </text:p>
      <text:p text:style-name="Text_20_body">... except ZeroDivisionError: </text:p>
      <text:p text:style-name="Text_20_body">... <text:s text:c="4"/>print 'Kesalahan: pembagian dengan nol' </text:p>
      <text:p text:style-name="Text_20_body">... </text:p>
      <text:p text:style-name="Text_20_body">Kesalahan: pembagian dengan nol </text:p>
      <text:p text:style-name="Text_20_body"/>
      <text:p text:style-name="Text_20_body"><text:span text:style-name="T1">Contoh dengan exception, melibatkan else</text:span>:</text:p>
      <text:p text:style-name="Text_20_body">&gt;&gt;&gt; try: </text:p>
      <text:p text:style-name="Text_20_body">... <text:s text:c="4"/>1/1 </text:p>
      <text:p text:style-name="Text_20_body">... except ZeroDivisionError: </text:p>
      <text:p text:style-name="Text_20_body">... <text:s text:c="4"/>print 'Kesalahan: pembagian dengan nol' </text:p>
      <text:p text:style-name="Text_20_body">... else: </text:p>
      <text:p text:style-name="Text_20_body">... <text:s text:c="4"/>print 'Tidak ada kesalahan yang terjadi' </text:p>
      <text:p text:style-name="Text_20_body">... </text:p>
      <text:p text:style-name="Text_20_body">1 </text:p>
      <text:p text:style-name="Text_20_body">Tidak ada kesalahan yang terjadi </text:p>
      <text:p text:style-name="Text_20_body"/>
      <text:p text:style-name="Text_20_body"><text:span text:style-name="T1">Contoh dengan exception, else dan finally</text:span>:</text:p>
      <text:p text:style-name="Text_20_body">&gt;&gt;&gt; try: </text:p>
      <text:p text:style-name="Text_20_body"><text:soft-page-break/>... <text:s text:c="4"/>1/1 </text:p>
      <text:p text:style-name="Text_20_body">... except ZeroDivisionError: </text:p>
      <text:p text:style-name="Text_20_body">... <text:s text:c="4"/>print 'Kesalahan: pembagian dengan nol' </text:p>
      <text:p text:style-name="Text_20_body">... else: </text:p>
      <text:p text:style-name="Text_20_body">... <text:s text:c="4"/>print 'Tidak ada kesalahan yang terjadi' </text:p>
      <text:p text:style-name="Text_20_body">... finally: </text:p>
      <text:p text:style-name="Text_20_body">... <text:s text:c="4"/>print 'Pembagian selesai' </text:p>
      <text:p text:style-name="Text_20_body">... </text:p>
      <text:p text:style-name="Text_20_body">1 </text:p>
      <text:p text:style-name="Text_20_body">Tidak ada kesalahan yang terjadi </text:p>
      <text:p text:style-name="Text_20_body">Pembagian selesai </text:p>
      <text:p text:style-name="Text_20_body"/>
      <text:h text:style-name="Heading_20_2" text:outline-level="2"><text:bookmark-start text:name="__RefHeading__2381_334226824"/>Try...finally<text:bookmark-end text:name="__RefHeading__2381_334226824"/></text:h>
      <text:p text:style-name="Text_20_body">Sintaks try...finally</text:p>
      <text:p text:style-name="Text_20_body"/>
      <text:p text:style-name="Text_20_body">try: </text:p>
      <text:p text:style-name="Text_20_body"><text:s text:c="4"/>&lt;statement&gt; </text:p>
      <text:p text:style-name="Text_20_body"><text:s text:c="4"/>&lt;statement&gt; </text:p>
      <text:p text:style-name="Text_20_body"><text:s text:c="4"/>... </text:p>
      <text:p text:style-name="Text_20_body">finally: </text:p>
      <text:p text:style-name="Text_20_body"><text:s text:c="4"/>&lt;statement&gt; </text:p>
      <text:p text:style-name="Text_20_body"><text:s text:c="4"/>&lt;statement&gt; </text:p>
      <text:p text:style-name="Text_20_body"><text:s text:c="4"/>... </text:p>
      <text:p text:style-name="Text_20_body"/>
      <text:p text:style-name="Text_20_body"><text:span text:style-name="T1">Catatan</text:span>:</text:p>
      <text:list xml:id="list4028900261082726052" text:style-name="L27">
        <text:list-item>
          <text:p text:style-name="P27">try...finally berguna sebagai cleanup action, apapun kondisi yang terjadi.</text:p>
        </text:list-item>
      </text:list>
      <text:p text:style-name="Text_20_body"/>
      <text:p text:style-name="P2"/>
      <text:h text:style-name="Heading_20_2" text:outline-level="2"><text:bookmark-start text:name="__RefHeading__2383_334226824"/>Informasi exception <text:bookmark-end text:name="__RefHeading__2383_334226824"/></text:h>
      <text:p text:style-name="Text_20_body">Apabila exception terjadi, informasi tertentu mungkin akan tersedia, sesuai dengan jenis exceptionnya. Untuk mendapatkan, lewatkan argumen pada exception, seperti contoh berikut.</text:p>
      <text:p text:style-name="Text_20_body"/>
      <text:p text:style-name="Text_20_body"><text:soft-page-break/>&gt;&gt;&gt; try: </text:p>
      <text:p text:style-name="Text_20_body">... <text:s text:c="4"/>1/0 </text:p>
      <text:p text:style-name="Text_20_body">... except ZeroDivisionError, e: </text:p>
      <text:p text:style-name="Text_20_body">... <text:s text:c="4"/>print 'Kesalahan: ', <text:s/>e </text:p>
      <text:p text:style-name="Text_20_body">... </text:p>
      <text:p text:style-name="Text_20_body">Kesalahan: integer division or modulo by zero </text:p>
      <text:p text:style-name="Text_20_body"/>
      <text:p text:style-name="Text_20_body">Catatan:</text:p>
      <text:list xml:id="list2481244627934290894" text:style-name="L28">
        <text:list-item>
          <text:p text:style-name="P28">Kita dapat pula mengakses atribut message apabila dibutuhkan. Contoh:</text:p>
        </text:list-item>
      </text:list>
      <text:p text:style-name="Text_20_body">&gt;&gt;&gt; try: </text:p>
      <text:p text:style-name="Text_20_body">... <text:s text:c="4"/>1/0 </text:p>
      <text:p text:style-name="Text_20_body">... except ZeroDivisionError, e: </text:p>
      <text:p text:style-name="Text_20_body">... <text:s text:c="4"/>print 'Kesalahan: ' + e.message </text:p>
      <text:p text:style-name="Text_20_body">... </text:p>
      <text:p text:style-name="Text_20_body">Kesalahan: integer division or modulo by zero </text:p>
      <text:p text:style-name="Text_20_body"/>
      <text:h text:style-name="Heading_20_2" text:outline-level="2"><text:bookmark-start text:name="__RefHeading__2385_334226824"/>Membangkitkan exception<text:bookmark-end text:name="__RefHeading__2385_334226824"/></text:h>
      <text:p text:style-name="Text_20_body">Untuk membangkitkan kesalahan tertentu, gunakanlah raise. Argumen opsional bisa diberikan. </text:p>
      <text:p text:style-name="Text_20_body"/>
      <text:p text:style-name="Text_20_body">&gt;&gt;&gt; raise NameError </text:p>
      <text:p text:style-name="Text_20_body">Traceback (most recent call last): </text:p>
      <text:p text:style-name="Text_20_body"><text:s text:c="2"/>File "&lt;stdin&gt;", line 1, in &lt;module&gt; </text:p>
      <text:p text:style-name="Text_20_body">NameError </text:p>
      <text:p text:style-name="Text_20_body"/>
      <text:p text:style-name="Text_20_body">&gt;&gt;&gt; raise NameError, 'Ini detil kesalahan' </text:p>
      <text:p text:style-name="Text_20_body">Traceback (most recent call last): </text:p>
      <text:p text:style-name="Text_20_body"><text:s text:c="2"/>File "&lt;stdin&gt;", line 1, in &lt;module&gt; </text:p>
      <text:p text:style-name="Text_20_body">NameError: Ini detil kesalahan </text:p>
      <text:p text:style-name="Text_20_body"/>
      <text:p text:style-name="P2"/>
      <text:h text:style-name="P45" text:outline-level="1"><text:bookmark-start text:name="__RefHeading__2387_334226824"/>12. File <text:bookmark-end text:name="__RefHeading__2387_334226824"/></text:h>
      <text:p text:style-name="Text_20_body">Operasi file umumnya melibatkan pembukaan file, melakukan operasi tertentu, dan kemudian menutup file terbuka tersebut. </text:p>
      <text:p text:style-name="Text_20_body"/>
      <text:h text:style-name="Heading_20_2" text:outline-level="2"><text:bookmark-start text:name="__RefHeading__2389_334226824"/>Membuka dan menutup file<text:bookmark-end text:name="__RefHeading__2389_334226824"/></text:h>
      <text:p text:style-name="Text_20_body">Untuk membuka file, gunakanlah fungsi:L</text:p>
      <text:p text:style-name="Text_20_body"/>
      <text:p text:style-name="Text_20_body">open(path [,mode [,buffersize]])</text:p>
      <text:p text:style-name="Text_20_body"/>
      <text:p text:style-name="Text_20_body"><text:span text:style-name="T1">Catatan</text:span>:</text:p>
      <text:list xml:id="list1522514042235748201" text:style-name="L29">
        <text:list-item>
          <text:p text:style-name="P29">path adalah path file yang ingin dibuka</text:p>
        </text:list-item>
        <text:list-item>
          <text:p text:style-name="P29">mode dapat bernilai:</text:p>
          <text:list>
            <text:list-item>
              <text:p text:style-name="P29">r: membuka file untuk dibaca</text:p>
            </text:list-item>
            <text:list-item>
              <text:p text:style-name="P29">w: membuka file untuk ditulis. <text:s/>Apabila file yang ingin dibuka telah terdapat di filesystem, maka isinya akan dihapus. Apabila file tidak ditemukan, maka akan dibuat secara otomatis.</text:p>
            </text:list-item>
            <text:list-item>
              <text:p text:style-name="P29">a: membuka file untuk diupdate. Isi file yang sudah ada tidak dihapus.</text:p>
            </text:list-item>
            <text:list-item>
              <text:p text:style-name="P29">r+: membuka file untuk dibaca dan ditulis. Isi file yang sudah ada tidak dihapus.</text:p>
            </text:list-item>
            <text:list-item>
              <text:p text:style-name="P29">W+: membuka file untuk ditulis dan dibaca. Isi file yang sudah ada akan dihapus.</text:p>
            </text:list-item>
            <text:list-item>
              <text:p text:style-name="P29">a+: membuka file untuk dibaca dan ditulis. Isi file yang sudah ada tidak dihapus.</text:p>
            </text:list-item>
            <text:list-item>
              <text:p text:style-name="P29">b: apabila ditambahkan ke salah satu dari r, w, atau a, maka akan membuka file dalam modus binary. </text:p>
            </text:list-item>
            <text:list-item>
              <text:p text:style-name="P29">U: apabila ditambahkan ke salah satu dari r, w atau a, maka akan mengaplikasikan universal newline. Newline pada setiap platform bisa berbeda-beda. Contoh: Linux menggunakan \n, Windows menggunakan \r\n.</text:p>
            </text:list-item>
          </text:list>
        </text:list-item>
        <text:list-item>
          <text:p text:style-name="P29">buffersize: ukuran buffer </text:p>
        </text:list-item>
      </text:list>
      <text:p text:style-name="Text_20_body"/>
      <text:p text:style-name="Text_20_body">Fungsi open yang berhasil akan mengembalikan objek file. Setelah digunakan, file tersebut harus ditutup dengan method close() <text:span text:style-name="T32">(kecuali pada statement with yang dibahas pada akhir bab ini)</text:span>. </text:p>
      <text:p text:style-name="Text_20_body"/>
      <text:p text:style-name="Text_20_body"><text:span text:style-name="T1">Contoh</text:span>:</text:p>
      <text:p text:style-name="Text_20_body">&gt;&gt;&gt; f = open('/etc/hosts') </text:p>
      <text:p text:style-name="Text_20_body">&gt;&gt;&gt; f </text:p>
      <text:p text:style-name="Text_20_body"><text:soft-page-break/>&lt;open file '/etc/hosts', mode 'r' at 0xb7bf54e8&gt; </text:p>
      <text:p text:style-name="Text_20_body">&gt;&gt;&gt; f.close() </text:p>
      <text:p text:style-name="Text_20_body">&gt;&gt;&gt; f </text:p>
      <text:p text:style-name="Text_20_body">&lt;closed file '/etc/hosts', mode 'r' at 0xb7bf54e8&gt; </text:p>
      <text:p text:style-name="Text_20_body">&gt;&gt;&gt; </text:p>
      <text:p text:style-name="P2"/>
      <text:h text:style-name="Heading_20_2" text:outline-level="2"><text:bookmark-start text:name="__RefHeading__2391_334226824"/>Membaca isi file <text:bookmark-end text:name="__RefHeading__2391_334226824"/></text:h>
      <text:p text:style-name="Text_20_body">Untuk membaca isi file yang telah dibuka, beberapa cara bisa digunakan:</text:p>
      <text:list xml:id="list6110000540378223578" text:style-name="L30">
        <text:list-item>
          <text:p text:style-name="P30">Membaca sekaligus isi file dengan method readlines(). Hasil pembacaan akan disimpan di list.</text:p>
        </text:list-item>
      </text:list>
      <text:p text:style-name="Text_20_body"/>
      <text:p text:style-name="Text_20_body">&gt;&gt;&gt; f = open('/tmp/abc') </text:p>
      <text:p text:style-name="Text_20_body">&gt;&gt;&gt; isi = f.readlines() </text:p>
      <text:p text:style-name="Text_20_body">&gt;&gt;&gt; f.close() </text:p>
      <text:p text:style-name="Text_20_body">&gt;&gt;&gt; isi <text:s text:c="5"/></text:p>
      <text:p text:style-name="Text_20_body">['test baris 1\n', 'test baris 2\n', 'test baris 3\n'] </text:p>
      <text:p text:style-name="Text_20_body">&gt;&gt;&gt; </text:p>
      <text:p text:style-name="Text_20_body"/>
      <text:list xml:id="list25840718694940" text:continue-list="list6110000540378223578" text:style-name="L30">
        <text:list-item text:start-value="1">
          <text:p text:style-name="P30">Membaca sekaligus isi file dengan method read(). Hasil pembacaan akan disimpan di string.</text:p>
        </text:list-item>
      </text:list>
      <text:p text:style-name="Text_20_body"/>
      <text:p text:style-name="Text_20_body">&gt;&gt;&gt; f = open('/tmp/abc') </text:p>
      <text:p text:style-name="Text_20_body">&gt;&gt;&gt; isi = f.read() </text:p>
      <text:p text:style-name="Text_20_body">&gt;&gt;&gt; f.close() </text:p>
      <text:p text:style-name="Text_20_body">&gt;&gt;&gt; isi </text:p>
      <text:p text:style-name="Text_20_body">'test baris 1\ntest baris 2\ntest baris 3\n' </text:p>
      <text:p text:style-name="Text_20_body"/>
      <text:list xml:id="list997968824478979615" text:style-name="L31">
        <text:list-item>
          <text:p text:style-name="P31">Membaca baris demi baris dengan method readline().</text:p>
        </text:list-item>
      </text:list>
      <text:p text:style-name="Text_20_body"/>
      <text:p text:style-name="Text_20_body">&gt;&gt;&gt; f = open('/tmp/abc') </text:p>
      <text:p text:style-name="Text_20_body">&gt;&gt;&gt; while True: </text:p>
      <text:p text:style-name="Text_20_body">... <text:s text:c="4"/>baris = f.readline() </text:p>
      <text:p text:style-name="Text_20_body">... <text:s text:c="4"/>if not baris: </text:p>
      <text:p text:style-name="Text_20_body">... <text:s text:c="8"/>break </text:p>
      <text:p text:style-name="Text_20_body">... <text:s text:c="4"/>print baris </text:p>
      <text:p text:style-name="Text_20_body"><text:soft-page-break/>... </text:p>
      <text:p text:style-name="Text_20_body">test baris 1 </text:p>
      <text:p text:style-name="Text_20_body"/>
      <text:p text:style-name="Text_20_body">test baris 2 </text:p>
      <text:p text:style-name="Text_20_body"/>
      <text:p text:style-name="Text_20_body">test baris 3 </text:p>
      <text:p text:style-name="Text_20_body"/>
      <text:p text:style-name="Text_20_body">&gt;&gt;&gt; f.close() </text:p>
      <text:p text:style-name="Text_20_body">&gt;&gt;&gt; </text:p>
      <text:p text:style-name="Text_20_body"/>
      <text:list xml:id="list4579749257659288700" text:style-name="L32">
        <text:list-item>
          <text:p text:style-name="P32">Membaca langsung baris tertentu dengan module linecache.</text:p>
        </text:list-item>
      </text:list>
      <text:p text:style-name="Text_20_body">&gt;&gt;&gt; import linecache </text:p>
      <text:p text:style-name="Text_20_body">&gt;&gt;&gt; baris2 = linecache.getline('/tmp/abc',2) </text:p>
      <text:p text:style-name="Text_20_body">&gt;&gt;&gt; print baris2 </text:p>
      <text:p text:style-name="Text_20_body">test baris 2 </text:p>
      <text:p text:style-name="Text_20_body"/>
      <text:p text:style-name="Text_20_body">&gt;&gt;&gt; linecache.clearcache() </text:p>
      <text:p text:style-name="Text_20_body"/>
      <text:list xml:id="list5611151423085817195" text:style-name="L33">
        <text:list-item>
          <text:p text:style-name="P33">Membaca sejumlah byte tertentu dengan method read().</text:p>
        </text:list-item>
      </text:list>
      <text:p text:style-name="Text_20_body"/>
      <text:p text:style-name="Text_20_body">&gt;&gt;&gt; f = open('/tmp/abc') </text:p>
      <text:p text:style-name="Text_20_body">&gt;&gt;&gt; buf3 = f.read(3) </text:p>
      <text:p text:style-name="Text_20_body">&gt;&gt;&gt; print buf3 </text:p>
      <text:p text:style-name="Text_20_body">tes </text:p>
      <text:p text:style-name="Text_20_body">&gt;&gt;&gt; f.close() </text:p>
      <text:p text:style-name="Text_20_body">&gt;&gt;&gt; </text:p>
      <text:p text:style-name="Text_20_body"/>
      <text:h text:style-name="Heading_20_2" text:outline-level="2"><text:bookmark-start text:name="__RefHeading__2393_334226824"/>Menulis ke file<text:bookmark-end text:name="__RefHeading__2393_334226824"/></text:h>
      <text:p text:style-name="Text_20_body">Untuk menulis ke file yang telah dibuka, beberapa cara bisa digunakan:</text:p>
      <text:list xml:id="list6880245782377636291" text:style-name="L34">
        <text:list-item>
          <text:p text:style-name="P34">Menulis string dengan method write.</text:p>
        </text:list-item>
      </text:list>
      <text:p text:style-name="Text_20_body"/>
      <text:p text:style-name="Text_20_body">&gt;&gt;&gt; f = open('/tmp/test','w') </text:p>
      <text:p text:style-name="Text_20_body">&gt;&gt;&gt; f.write('halo apa kabar') </text:p>
      <text:p text:style-name="Text_20_body">&gt;&gt;&gt; f.close() </text:p>
      <text:p text:style-name="Text_20_body"><text:soft-page-break/>&gt;&gt;&gt; </text:p>
      <text:p text:style-name="Text_20_body">&gt;&gt;&gt; print open('/tmp/test').readlines() </text:p>
      <text:p text:style-name="Text_20_body">['halo apa kabar'] </text:p>
      <text:p text:style-name="Text_20_body"/>
      <text:list xml:id="list2717529720278871762" text:style-name="L35">
        <text:list-item>
          <text:p text:style-name="P35">Menulis sequence dengan method writelines.</text:p>
        </text:list-item>
      </text:list>
      <text:p text:style-name="Text_20_body"/>
      <text:p text:style-name="Text_20_body">&gt;&gt;&gt; lines = ['halo', 'apa', 'kabar'] </text:p>
      <text:p text:style-name="Text_20_body">&gt;&gt;&gt; f = open('/tmp/test2', 'w') </text:p>
      <text:p text:style-name="Text_20_body">&gt;&gt;&gt; f.writelines(lines) </text:p>
      <text:p text:style-name="Text_20_body">&gt;&gt;&gt; f.close() </text:p>
      <text:p text:style-name="Text_20_body">&gt;&gt;&gt; </text:p>
      <text:p text:style-name="Text_20_body">&gt;&gt;&gt; print open('/tmp/test2').readlines() </text:p>
      <text:p text:style-name="Text_20_body">['haloapakabar'] </text:p>
      <text:p text:style-name="Text_20_body">&gt;&gt;&gt; </text:p>
      <text:p text:style-name="Text_20_body"/>
      <text:h text:style-name="Heading_20_2" text:outline-level="2"><text:bookmark-start text:name="__RefHeading__3136_133451410"/>Statement with<text:bookmark-end text:name="__RefHeading__3136_133451410"/></text:h>
      <text:p text:style-name="Text_20_body">Pada python versi 2.5, statement with diperkenalkan sebagai fitur opsional, dimana untuk menggunakannya, kita melakukan:</text:p>
      <text:p text:style-name="Text_20_body"/>
      <text:p text:style-name="Text_20_body">from __future__ import with_statement</text:p>
      <text:p text:style-name="Text_20_body"/>
      <text:p text:style-name="Text_20_body">Pada python versi 2.6, statement with bisa langsung dipergunakan. </text:p>
      <text:p text:style-name="Text_20_body"/>
      <text:p text:style-name="Text_20_body">with expression [as variable]:</text:p>
      <text:p text:style-name="Text_20_body"><text:s text:c="4"/>with-block</text:p>
      <text:p text:style-name="Text_20_body"/>
      <text:p text:style-name="Text_20_body">Statement ini <text:span text:style-name="T30">dapat digunakan untuk memastikan kode untuk melakukan clean-up akan dikerjakan, seperti halnya pada try/finally. Dan, ini berlaku untuk object yang mendukung context management protocol. </text:span></text:p>
      <text:p text:style-name="Text_20_body"/>
      <text:p text:style-name="Text_20_body">Contoh yang mendukung adalah file. Dengan demikian, kita bisa <text:span text:style-name="T31">bekerja dengan file dengan cara berikut:</text:span></text:p>
      <text:p text:style-name="Text_20_body"/>
      <text:p text:style-name="Text_20_body">&gt;&gt;&gt; with open('/tmp/test.txt') as f:</text:p>
      <text:p text:style-name="Text_20_body">... <text:s text:c="4"/>for line in f:</text:p>
      <text:p text:style-name="Text_20_body"><text:soft-page-break/>... <text:s text:c="8"/>print line</text:p>
      <text:p text:style-name="Text_20_body">... </text:p>
      <text:p text:style-name="Text_20_body"/>
      <text:p text:style-name="Text_20_body">Objek file f dalam contoh tersebut akan diclose secara otomati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1" svg:font-family="StarSymbol" style:font-charset="x-symbol"/>
    <style:font-face style:name="Lucidasans1" svg:font-family="Lucidasans"/>
    <style:font-face style:name="StarSymbol" svg:font-family="StarSymbol"/>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Andale Sans UI" style:font-family-asian="'Andale Sans U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Courier New1" fo:font-family="'Courier New'" style:font-style-name="Regular" style:font-family-generic="modern" style:font-pitch="fixed" fo:font-size="11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0291in" fo:border-left="none" fo:border-right="none" fo:border-top="none" fo:border-bottom="0.06pt solid #000000" style:join-border="false"/>
      <style:text-properties style:font-name="Courier New" fo:font-size="11pt" fo:font-style="normal" style:text-underline-style="none" fo:font-weight="normal" style:font-size-asian="11pt" style:font-style-asian="normal" style:font-weight-asian="normal" style:font-size-complex="11pt" style:font-style-complex="normal" style:font-weight-complex="normal"/>
    </style:style>
    <style:style style:name="MT1" style:family="text">
      <style:text-properties officeooo:rsid="000d1c91"/>
    </style:style>
    <style:style style:name="MT2" style:family="text">
      <style:text-properties officeooo:rsid="000d8a25"/>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Python Dasar (r<text:span text:style-name="MT1">4</text:span>-python2.5-<text:span text:style-name="MT1">2.7</text:span>)<text:tab/>© 2009-2012,<text:span text:style-name="MT2">2014</text:span> <text:span text:style-name="MT2">Noprianto / </text:span>tedut.com<text:tab/><text:page-number text:select-page="current">38</text:page-number>/<text:page-count>38</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 LibreOffice_project/420m0$Build-3</meta:generator>
    <meta:creation-date>2008-11-06T10:46:59</meta:creation-date>
    <dc:date>2014-07-29T02:58:39.611732894</dc:date>
    <meta:editing-cycles>406</meta:editing-cycles>
    <meta:editing-duration>PT9H51M54S</meta:editing-duration>
    <meta:document-statistic meta:table-count="1" meta:image-count="0" meta:object-count="0" meta:page-count="38" meta:paragraph-count="891" meta:word-count="4423" meta:character-count="30139" meta:non-whitespace-character-count="25807"/>
    <meta:user-defined meta:name="Info 1"/>
    <meta:user-defined meta:name="Info 2"/>
    <meta:user-defined meta:name="Info 3"/>
    <meta:user-defined meta:name="Info 4"/>
  </office:meta>
</office:document-meta>
</file>